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officeooo:paragraph-rsid="00064966"/>
    </style:style>
    <style:style style:name="P3" style:family="paragraph" style:parent-style-name="Preformatted_20_Text">
      <style:text-properties fo:font-weight="normal" officeooo:rsid="0038ebe0" officeooo:paragraph-rsid="0038ebe0" style:font-weight-asian="normal" style:font-weight-complex="normal"/>
    </style:style>
    <style:style style:name="P4" style:family="paragraph" style:parent-style-name="Preformatted_20_Text">
      <style:text-properties officeooo:paragraph-rsid="0008d7a4"/>
    </style:style>
    <style:style style:name="P5" style:family="paragraph" style:parent-style-name="Preformatted_20_Text">
      <style:text-properties officeooo:paragraph-rsid="0036eeae"/>
    </style:style>
    <style:style style:name="P6" style:family="paragraph" style:parent-style-name="Preformatted_20_Text">
      <style:text-properties officeooo:paragraph-rsid="0036f0c4"/>
    </style:style>
    <style:style style:name="P7" style:family="paragraph" style:parent-style-name="Preformatted_20_Text">
      <style:text-properties officeooo:paragraph-rsid="0038ebe0"/>
    </style:style>
    <style:style style:name="P8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paragraph-rsid="0007decb"/>
    </style:style>
    <style:style style:name="P9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  <style:text-properties officeooo:paragraph-rsid="0008d7a4"/>
    </style:style>
    <style:style style:name="P10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0dd3f" officeooo:paragraph-rsid="00147da1"/>
    </style:style>
    <style:style style:name="P11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37e90" officeooo:paragraph-rsid="00147da1"/>
    </style:style>
    <style:style style:name="P12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officeooo:paragraph-rsid="0007decb"/>
    </style:style>
    <style:style style:name="P13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/>
      <style:text-properties officeooo:paragraph-rsid="0008d7a4"/>
    </style:style>
    <style:style style:name="P14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 fo:keep-with-next="always">
        <style:tab-stops>
          <style:tab-stop style:position="-0.1291in"/>
        </style:tab-stops>
      </style:paragraph-properties>
      <style:text-properties officeooo:rsid="0015ed1a" officeooo:paragraph-rsid="0015ed1a"/>
    </style:style>
    <style:style style:name="P15" style:family="paragraph" style:parent-style-name="Preformatted_20_Text" style:master-page-name="">
      <loext:graphic-properties draw:fill="none"/>
      <style:paragraph-properties fo:margin-left="0in" fo:margin-right="0in" fo:margin-top="0.0398in" fo:margin-bottom="0.0398in" style:contextual-spacing="false" fo:text-indent="0in" style:auto-text-indent="false" style:page-number="auto" fo:background-color="transparent"/>
      <style:text-properties officeooo:paragraph-rsid="0008d7a4"/>
    </style:style>
    <style:style style:name="P16" style:family="paragraph" style:parent-style-name="Preformatted_20_Text" style:master-page-name="">
      <loext:graphic-properties draw:fill="none"/>
      <style:paragraph-properties fo:margin-left="0in" fo:margin-right="0in" fo:margin-top="0.0398in" fo:margin-bottom="0.0398in" style:contextual-spacing="false" fo:text-indent="0in" style:auto-text-indent="false" style:page-number="auto" fo:background-color="transparent"/>
      <style:text-properties fo:font-weight="normal" officeooo:rsid="0011887c" officeooo:paragraph-rsid="0011887c" style:font-weight-asian="normal" style:font-weight-complex="normal"/>
    </style:style>
    <style:style style:name="P17" style:family="paragraph" style:parent-style-name="Preformatted_20_Text" style:master-page-name="">
      <loext:graphic-properties draw:fill="none"/>
      <style:paragraph-properties fo:margin-left="0in" fo:margin-right="0in" fo:margin-top="0.0398in" fo:margin-bottom="0.0398in" style:contextual-spacing="false" fo:text-indent="0in" style:auto-text-indent="false" style:page-number="auto" fo:background-color="transparent"/>
      <style:text-properties fo:font-weight="normal" officeooo:rsid="0011887c" officeooo:paragraph-rsid="00137e90" style:font-weight-asian="normal" style:font-weight-complex="normal"/>
    </style:style>
    <style:style style:name="P18" style:family="paragraph" style:parent-style-name="Preformatted_20_Text">
      <loext:graphic-properties draw:fill="none"/>
      <style:paragraph-properties fo:margin-left="0.5in" fo:margin-right="0in" fo:margin-top="0.0398in" fo:margin-bottom="0.0398in" style:contextual-spacing="false" fo:text-indent="-0.25in" style:auto-text-indent="false" fo:background-color="transparent">
        <style:tab-stops>
          <style:tab-stop style:position="-0.1291in"/>
        </style:tab-stops>
      </style:paragraph-properties>
      <style:text-properties officeooo:paragraph-rsid="00064966"/>
    </style:style>
    <style:style style:name="P19" style:family="paragraph" style:parent-style-name="Preformatted_20_Text">
      <loext:graphic-properties draw:fill="none"/>
      <style:paragraph-properties fo:margin-left="0.3752in" fo:margin-right="0in" fo:margin-top="0in" fo:margin-bottom="0in" style:contextual-spacing="false" fo:text-indent="-0.25in" style:auto-text-indent="false" fo:background-color="transparent"/>
    </style:style>
    <style:style style:name="P20" style:family="paragraph" style:parent-style-name="Preformatted_20_Text" style:master-page-name="">
      <loext:graphic-properties draw:fill="none"/>
      <style:paragraph-properties fo:margin-left="0.3752in" fo:margin-right="0in" fo:margin-top="0in" fo:margin-bottom="0in" style:contextual-spacing="false" fo:text-indent="-0.25in" style:auto-text-indent="false" style:page-number="auto" fo:background-color="transparent"/>
    </style:style>
    <style:style style:name="P21" style:family="paragraph" style:parent-style-name="Preformatted_20_Text">
      <loext:graphic-properties draw:fill="none"/>
      <style:paragraph-properties fo:margin-left="0.3752in" fo:margin-right="0in" fo:margin-top="0in" fo:margin-bottom="0in" style:contextual-spacing="false" fo:text-indent="-0.1252in" style:auto-text-indent="false" fo:background-color="transparent"/>
      <style:text-properties officeooo:paragraph-rsid="00064966"/>
    </style:style>
    <style:style style:name="P22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officeooo:paragraph-rsid="00064966"/>
    </style:style>
    <style:style style:name="P23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officeooo:rsid="0010dd3f" officeooo:paragraph-rsid="0010dd3f"/>
    </style:style>
    <style:style style:name="P24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officeooo:rsid="0010dd3f" officeooo:paragraph-rsid="00137e90"/>
    </style:style>
    <style:style style:name="P25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officeooo:rsid="0012a586" officeooo:paragraph-rsid="0012a586"/>
    </style:style>
    <style:style style:name="P26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officeooo:rsid="0012a586" officeooo:paragraph-rsid="00137e90"/>
    </style:style>
    <style:style style:name="P27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>
        <style:tab-stops>
          <style:tab-stop style:position="-0.1291in"/>
        </style:tab-stops>
      </style:paragraph-properties>
      <style:text-properties officeooo:paragraph-rsid="0008d7a4"/>
    </style:style>
    <style:style style:name="P28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>
        <style:tab-stops>
          <style:tab-stop style:position="-0.1291in"/>
        </style:tab-stops>
      </style:paragraph-properties>
      <style:text-properties officeooo:paragraph-rsid="000a81e2"/>
    </style:style>
    <style:style style:name="P29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>
        <style:tab-stops>
          <style:tab-stop style:position="0.1291in"/>
        </style:tab-stops>
      </style:paragraph-properties>
      <style:text-properties officeooo:paragraph-rsid="000bab6a"/>
    </style:style>
    <style:style style:name="P30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>
        <style:tab-stops>
          <style:tab-stop style:position="0.1291in"/>
        </style:tab-stops>
      </style:paragraph-properties>
      <style:text-properties fo:font-weight="normal" officeooo:paragraph-rsid="000bab6a" style:font-weight-asian="normal" style:font-weight-complex="normal"/>
    </style:style>
    <style:style style:name="P31" style:family="paragraph" style:parent-style-name="Preformatted_20_Text" style:master-page-name="">
      <loext:graphic-properties draw:fill="none"/>
      <style:paragraph-properties fo:margin-left="0.25in" fo:margin-right="0in" fo:margin-top="0.0398in" fo:margin-bottom="0.0398in" style:contextual-spacing="false" fo:text-indent="-0.1252in" style:auto-text-indent="false" style:page-number="auto" fo:background-color="transparent"/>
      <style:text-properties officeooo:paragraph-rsid="00064966"/>
    </style:style>
    <style:style style:name="P32" style:family="paragraph" style:parent-style-name="Preformatted_20_Text" style:master-page-name="">
      <loext:graphic-properties draw:fill="none"/>
      <style:paragraph-properties fo:margin-left="0.25in" fo:margin-right="0in" fo:margin-top="0.0398in" fo:margin-bottom="0.0398in" style:contextual-spacing="false" fo:text-indent="-0.1252in" style:auto-text-indent="false" style:page-number="auto" fo:background-color="transparent"/>
      <style:text-properties officeooo:rsid="0010dd3f" officeooo:paragraph-rsid="0010dd3f"/>
    </style:style>
    <style:style style:name="P33" style:family="paragraph" style:parent-style-name="Preformatted_20_Text" style:master-page-name="">
      <loext:graphic-properties draw:fill="none"/>
      <style:paragraph-properties fo:margin-left="0.25in" fo:margin-right="0in" fo:margin-top="0.0398in" fo:margin-bottom="0.0398in" style:contextual-spacing="false" fo:text-indent="-0.1252in" style:auto-text-indent="false" style:page-number="auto" fo:background-color="transparent"/>
      <style:text-properties officeooo:rsid="0010dd3f" officeooo:paragraph-rsid="00137e90"/>
    </style:style>
    <style:style style:name="P34" style:family="paragraph" style:parent-style-name="Preformatted_20_Text" style:master-page-name="">
      <loext:graphic-properties draw:fill="none"/>
      <style:paragraph-properties fo:margin-left="0.25in" fo:margin-right="0in" fo:margin-top="0.0398in" fo:margin-bottom="0.0398in" style:contextual-spacing="false" fo:text-indent="-0.1252in" style:auto-text-indent="false" style:page-number="auto" fo:background-color="transparent">
        <style:tab-stops>
          <style:tab-stop style:position="0.1291in"/>
        </style:tab-stops>
      </style:paragraph-properties>
      <style:text-properties officeooo:paragraph-rsid="000bab6a"/>
    </style:style>
    <style:style style:name="P35" style:family="paragraph" style:parent-style-name="Preformatted_20_Text" style:master-page-name="">
      <loext:graphic-properties draw:fill="none"/>
      <style:paragraph-properties fo:margin-left="0.25in" fo:margin-right="0in" fo:margin-top="0.0398in" fo:margin-bottom="0.0398in" style:contextual-spacing="false" fo:text-indent="-0.1252in" style:auto-text-indent="false" style:page-number="auto" fo:background-color="transparent">
        <style:tab-stops>
          <style:tab-stop style:position="-0.1291in"/>
        </style:tab-stops>
      </style:paragraph-properties>
      <style:text-properties officeooo:paragraph-rsid="0008d7a4"/>
    </style:style>
    <style:style style:name="P36" style:family="paragraph" style:parent-style-name="Preformatted_20_Text">
      <loext:graphic-properties draw:fill="none"/>
      <style:paragraph-properties fo:margin-left="0.25in" fo:margin-right="0in" fo:margin-top="0in" fo:margin-bottom="0in" style:contextual-spacing="false" fo:text-indent="-0.1252in" style:auto-text-indent="false" fo:background-color="transparent">
        <style:tab-stops>
          <style:tab-stop style:position="-0.1291in"/>
        </style:tab-stops>
      </style:paragraph-properties>
      <style:text-properties officeooo:rsid="0010dd3f" officeooo:paragraph-rsid="00147da1"/>
    </style:style>
    <style:style style:name="P37" style:family="paragraph" style:parent-style-name="Preformatted_20_Text" style:master-page-name="">
      <loext:graphic-properties draw:fill="none"/>
      <style:paragraph-properties fo:margin-left="0.25in" fo:margin-right="0in" fo:margin-top="0in" fo:margin-bottom="0in" style:contextual-spacing="false" fo:text-indent="-0.1252in" style:auto-text-indent="false" style:page-number="auto" fo:background-color="transparent">
        <style:tab-stops>
          <style:tab-stop style:position="-0.1291in"/>
        </style:tab-stops>
      </style:paragraph-properties>
      <style:text-properties officeooo:rsid="0010dd3f" officeooo:paragraph-rsid="0011887c"/>
    </style:style>
    <style:style style:name="P38" style:family="paragraph" style:parent-style-name="Preformatted_20_Text">
      <loext:graphic-properties draw:fill="none"/>
      <style:paragraph-properties fo:margin-left="0.1252in" fo:margin-right="0in" fo:margin-top="0.0398in" fo:margin-bottom="0.0398in" style:contextual-spacing="false" fo:text-indent="0in" style:auto-text-indent="false" fo:background-color="transparent"/>
      <style:text-properties fo:font-weight="normal" officeooo:rsid="0022018c" officeooo:paragraph-rsid="0022018c" style:font-weight-asian="normal" style:font-weight-complex="normal"/>
    </style:style>
    <style:style style:name="P39" style:family="paragraph" style:parent-style-name="Preformatted_20_Text" style:master-page-name="">
      <loext:graphic-properties draw:fill="none"/>
      <style:paragraph-properties fo:margin-left="0.1252in" fo:margin-right="0in" fo:margin-top="0.0398in" fo:margin-bottom="0.0398in" style:contextual-spacing="false" fo:text-indent="0in" style:auto-text-indent="false" style:page-number="auto" fo:background-color="transparent"/>
      <style:text-properties officeooo:rsid="0012a586" officeooo:paragraph-rsid="00137e90"/>
    </style:style>
    <style:style style:name="P40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0dd3f" officeooo:paragraph-rsid="002683b2"/>
    </style:style>
    <style:style style:name="P41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0dd3f" officeooo:paragraph-rsid="0027f164"/>
    </style:style>
    <style:style style:name="P42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text-underline-style="solid" style:text-underline-width="auto" style:text-underline-color="font-color" officeooo:paragraph-rsid="002683b2"/>
    </style:style>
    <style:style style:name="P43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22f069" officeooo:paragraph-rsid="0022f069"/>
    </style:style>
    <style:style style:name="P44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normal" officeooo:rsid="0022f069" officeooo:paragraph-rsid="0022f069" style:font-weight-asian="normal" style:font-weight-complex="normal"/>
    </style:style>
    <style:style style:name="P45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normal" officeooo:rsid="00286f8a" officeooo:paragraph-rsid="00286f8a" style:font-weight-asian="normal" style:font-weight-complex="normal"/>
    </style:style>
    <style:style style:name="P46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25d92a" officeooo:paragraph-rsid="0025d92a"/>
    </style:style>
    <style:style style:name="P47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25d92a" officeooo:paragraph-rsid="002f89d1"/>
    </style:style>
    <style:style style:name="P48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25d92a" officeooo:paragraph-rsid="00338647"/>
    </style:style>
    <style:style style:name="P49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27f164" officeooo:paragraph-rsid="0027f164"/>
    </style:style>
    <style:style style:name="P50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27f164" officeooo:paragraph-rsid="002c5bb0"/>
    </style:style>
    <style:style style:name="P51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2badc4" officeooo:paragraph-rsid="002badc4"/>
    </style:style>
    <style:style style:name="P52" style:family="paragraph" style:parent-style-name="Preformatted_20_Text" style:master-page-name="">
      <loext:graphic-properties draw:fill="none"/>
      <style:paragraph-properties fo:margin-left="0.1252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fo:font-weight="normal" officeooo:rsid="0022f069" officeooo:paragraph-rsid="0022f069" style:font-weight-asian="normal" style:font-weight-complex="normal"/>
    </style:style>
    <style:style style:name="P53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 fo:keep-with-next="always">
        <style:tab-stops>
          <style:tab-stop style:position="-0.1291in"/>
        </style:tab-stops>
      </style:paragraph-properties>
      <style:text-properties officeooo:rsid="0027f164" officeooo:paragraph-rsid="002c5bb0"/>
    </style:style>
    <style:style style:name="P54" style:family="paragraph" style:parent-style-name="Preformatted_20_Text">
      <loext:graphic-properties draw:fill="none"/>
      <style:paragraph-properties fo:margin-left="0.1866in" fo:margin-right="0in" fo:margin-top="0.0398in" fo:margin-bottom="0.0398in" style:contextual-spacing="false" fo:text-indent="-0.0618in" style:auto-text-indent="false" fo:background-color="transparent"/>
      <style:text-properties officeooo:paragraph-rsid="000bab6a"/>
    </style:style>
    <style:style style:name="P55" style:family="paragraph" style:parent-style-name="Preformatted_20_Text">
      <loext:graphic-properties draw:fill="none"/>
      <style:paragraph-properties fo:margin-left="0.1866in" fo:margin-right="0in" fo:margin-top="0.0398in" fo:margin-bottom="0.0398in" style:contextual-spacing="false" fo:text-indent="-0.0618in" style:auto-text-indent="false" fo:background-color="transparent"/>
      <style:text-properties officeooo:paragraph-rsid="000d3d0b"/>
    </style:style>
    <style:style style:name="P56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1bad22" officeooo:paragraph-rsid="001bad22"/>
    </style:style>
    <style:style style:name="P57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1bad22" officeooo:paragraph-rsid="001d0d75"/>
    </style:style>
    <style:style style:name="P58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9315b" officeooo:paragraph-rsid="001b1522"/>
    </style:style>
    <style:style style:name="P59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9315b" officeooo:paragraph-rsid="001bad22"/>
    </style:style>
    <style:style style:name="P60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1b1522" officeooo:paragraph-rsid="001d0d75"/>
    </style:style>
    <style:style style:name="P61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rsid="001b1522" officeooo:paragraph-rsid="001bad22"/>
    </style:style>
    <style:style style:name="P62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019315b" officeooo:paragraph-rsid="0019315b" style:font-weight-asian="bold" style:font-weight-complex="bold"/>
    </style:style>
    <style:style style:name="P63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01b1522" officeooo:paragraph-rsid="001b1522" style:font-weight-asian="bold" style:font-weight-complex="bold"/>
    </style:style>
    <style:style style:name="P64" style:family="paragraph" style:parent-style-name="Preformatted_20_Text" style:master-page-name="">
      <loext:graphic-properties draw:fill="none"/>
      <style:paragraph-properties fo:margin-left="0.4925in" fo:margin-right="0in" fo:margin-top="0in" fo:margin-bottom="0in" style:contextual-spacing="false" fo:text-indent="0in" style:auto-text-indent="false" style:page-number="auto" fo:background-color="transparent" fo:keep-with-next="always">
        <style:tab-stops>
          <style:tab-stop style:position="-0.1291in"/>
        </style:tab-stops>
      </style:paragraph-properties>
      <style:text-properties style:text-underline-style="solid" style:text-underline-width="auto" style:text-underline-color="font-color" officeooo:rsid="0019315b" officeooo:paragraph-rsid="0019315b"/>
    </style:style>
    <style:style style:name="P65" style:family="paragraph" style:parent-style-name="Preformatted_20_Text" style:master-page-name="">
      <loext:graphic-properties draw:fill="none"/>
      <style:paragraph-properties fo:margin-left="0.4925in" fo:margin-right="0in" fo:margin-top="0in" fo:margin-bottom="0in" style:contextual-spacing="false" fo:text-indent="0in" style:auto-text-indent="false" style:page-number="auto" fo:background-color="transparent">
        <style:tab-stops/>
      </style:paragraph-properties>
      <style:text-properties officeooo:rsid="0019315b" officeooo:paragraph-rsid="0019315b"/>
    </style:style>
    <style:style style:name="P66" style:family="paragraph" style:parent-style-name="Preformatted_20_Text" style:master-page-name="">
      <loext:graphic-properties draw:fill="none"/>
      <style:paragraph-properties fo:margin-left="0.4925in" fo:margin-right="0in" fo:margin-top="0in" fo:margin-bottom="0in" style:contextual-spacing="false" fo:text-indent="0in" style:auto-text-indent="false" style:page-number="auto" fo:background-color="transparent">
        <style:tab-stops/>
      </style:paragraph-properties>
      <style:text-properties officeooo:rsid="0019315b" officeooo:paragraph-rsid="001bad22"/>
    </style:style>
    <style:style style:name="P67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 fo:keep-with-next="always">
        <style:tab-stops>
          <style:tab-stop style:position="-0.1291in"/>
        </style:tab-stops>
      </style:paragraph-properties>
      <style:text-properties officeooo:rsid="001b1522" officeooo:paragraph-rsid="001b1522"/>
    </style:style>
    <style:style style:name="P68" style:family="paragraph" style:parent-style-name="Preformatted_20_Text" style:master-page-name="">
      <loext:graphic-properties draw:fill="none"/>
      <style:paragraph-properties fo:margin-left="0.3118in" fo:margin-right="0in" fo:margin-top="0.0398in" fo:margin-bottom="0.0398in" style:contextual-spacing="false" fo:text-indent="-0.0618in" style:auto-text-indent="false" style:page-number="auto" fo:background-color="transparent"/>
      <style:text-properties fo:font-weight="normal" officeooo:rsid="0022018c" officeooo:paragraph-rsid="0022018c" style:font-weight-asian="normal" style:font-weight-complex="normal"/>
    </style:style>
    <style:style style:name="P69" style:family="paragraph" style:parent-style-name="Preformatted_20_Text">
      <loext:graphic-properties draw:fill="none"/>
      <style:paragraph-properties fo:margin-left="0.3118in" fo:margin-right="0in" fo:margin-top="0.0398in" fo:margin-bottom="0.0398in" style:contextual-spacing="false" fo:text-indent="-0.0618in" style:auto-text-indent="false" fo:background-color="transparent"/>
      <style:text-properties fo:font-weight="normal" officeooo:rsid="0022018c" officeooo:paragraph-rsid="0022018c" style:font-weight-asian="normal" style:font-weight-complex="normal"/>
    </style:style>
    <style:style style:name="P70" style:family="paragraph" style:parent-style-name="Preformatted_20_Text">
      <loext:graphic-properties draw:fill="none"/>
      <style:paragraph-properties fo:margin-left="0.3118in" fo:margin-right="0in" fo:margin-top="0.0398in" fo:margin-bottom="0.0398in" style:contextual-spacing="false" fo:text-indent="-0.0618in" style:auto-text-indent="false" fo:background-color="transparent"/>
      <style:text-properties fo:font-weight="normal" officeooo:rsid="0027f164" officeooo:paragraph-rsid="0027f164" style:font-weight-asian="normal" style:font-weight-complex="normal"/>
    </style:style>
    <style:style style:name="P71" style:family="paragraph" style:parent-style-name="Preformatted_20_Text">
      <style:paragraph-properties fo:keep-with-next="always"/>
    </style:style>
    <style:style style:name="P72" style:family="paragraph" style:parent-style-name="Preformatted_20_Text">
      <style:paragraph-properties fo:keep-together="always" fo:keep-with-next="always"/>
    </style:style>
    <style:style style:name="P73" style:family="paragraph" style:parent-style-name="Preformatted_20_Text">
      <style:text-properties fo:font-weight="bold" style:font-weight-asian="bold" style:font-weight-complex="bold"/>
    </style:style>
    <style:style style:name="P74" style:family="paragraph" style:parent-style-name="Preformatted_20_Text">
      <style:text-properties fo:font-weight="bold" officeooo:rsid="003a9102" officeooo:paragraph-rsid="003a9102" style:font-weight-asian="bold" style:font-weight-complex="bold"/>
    </style:style>
    <style:style style:name="P75" style:family="paragraph" style:parent-style-name="Preformatted_20_Text">
      <style:text-properties officeooo:rsid="00352d0b" officeooo:paragraph-rsid="00064966"/>
    </style:style>
    <style:style style:name="P76" style:family="paragraph" style:parent-style-name="Preformatted_20_Text">
      <style:text-properties officeooo:rsid="0038f7b3" officeooo:paragraph-rsid="0038f7b3"/>
    </style:style>
    <style:style style:name="P77" style:family="paragraph" style:parent-style-name="Preformatted_20_Text">
      <style:text-properties officeooo:paragraph-rsid="00064966"/>
    </style:style>
    <style:style style:name="P78" style:family="paragraph" style:parent-style-name="Preformatted_20_Text">
      <style:text-properties officeooo:paragraph-rsid="0038ebe0"/>
    </style:style>
    <style:style style:name="P79" style:family="paragraph" style:parent-style-name="Preformatted_20_Text">
      <style:text-properties officeooo:paragraph-rsid="0036eeae"/>
    </style:style>
    <style:style style:name="P80" style:family="paragraph" style:parent-style-name="Preformatted_20_Text">
      <style:text-properties officeooo:rsid="003a9102" officeooo:paragraph-rsid="003a9102"/>
    </style:style>
    <style:style style:name="P81" style:family="paragraph" style:parent-style-name="Preformatted_20_Text">
      <style:text-properties officeooo:paragraph-rsid="003a9102"/>
    </style:style>
    <style:style style:name="P82" style:family="paragraph" style:parent-style-name="Preformatted_20_Text">
      <style:text-properties fo:font-weight="normal" officeooo:rsid="0038ebe0" officeooo:paragraph-rsid="0038ebe0" style:font-weight-asian="normal" style:font-weight-complex="normal"/>
    </style:style>
    <style:style style:name="P83" style:family="paragraph" style:parent-style-name="Preformatted_20_Text">
      <style:text-properties officeooo:paragraph-rsid="003cd96f"/>
    </style:style>
    <style:style style:name="P84" style:family="paragraph" style:parent-style-name="Preformatted_20_Text">
      <loext:graphic-properties draw:fill="none"/>
      <style:paragraph-properties fo:margin-left="0in" fo:margin-right="0in" fo:margin-top="0.0398in" fo:margin-bottom="0.0398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0147da1" officeooo:paragraph-rsid="0005381b" style:font-weight-asian="bold" style:font-weight-complex="bold"/>
    </style:style>
    <style:style style:name="P8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86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00f0055" officeooo:paragraph-rsid="00147da1" style:font-weight-asian="bold" style:font-weight-complex="bold"/>
    </style:style>
    <style:style style:name="P87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00f0055" officeooo:paragraph-rsid="000e7c5d" style:font-weight-asian="bold" style:font-weight-complex="bold"/>
    </style:style>
    <style:style style:name="P88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normal" officeooo:rsid="00064966" officeooo:paragraph-rsid="00147da1" style:font-weight-asian="normal" style:font-weight-complex="normal"/>
    </style:style>
    <style:style style:name="P89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normal" officeooo:rsid="00286f8a" officeooo:paragraph-rsid="002a33f5" style:font-weight-asian="normal" style:font-weight-complex="normal"/>
    </style:style>
    <style:style style:name="P90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text-underline-style="solid" style:text-underline-width="auto" style:text-underline-color="font-color" fo:font-weight="bold" officeooo:rsid="00147da1" officeooo:paragraph-rsid="00147da1" style:font-weight-asian="bold" style:font-weight-complex="bold"/>
    </style:style>
    <style:style style:name="P91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</style:style>
    <style:style style:name="P92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paragraph-rsid="0038ebe0"/>
    </style:style>
    <style:style style:name="P93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 fo:keep-with-next="always">
        <style:tab-stops>
          <style:tab-stop style:position="-0.1291in"/>
        </style:tab-stops>
      </style:paragraph-properties>
      <style:text-properties fo:font-weight="bold" officeooo:rsid="0019315b" officeooo:paragraph-rsid="0019315b" style:font-weight-asian="bold" style:font-weight-complex="bold"/>
    </style:style>
    <style:style style:name="P94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/>
    </style:style>
    <style:style style:name="P95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fo:font-weight="normal" officeooo:rsid="0012a586" officeooo:paragraph-rsid="0012a586" style:font-weight-asian="normal" style:font-weight-complex="normal"/>
    </style:style>
    <style:style style:name="P96" style:family="paragraph" style:parent-style-name="Preformatted_20_Text">
      <loext:graphic-properties draw:fill="none"/>
      <style:paragraph-properties fo:margin-left="0.25in" fo:margin-right="0in" fo:margin-top="0.0398in" fo:margin-bottom="0.0398in" style:contextual-spacing="false" fo:text-indent="-0.1252in" style:auto-text-indent="false" fo:background-color="transparent"/>
      <style:text-properties fo:font-weight="normal" officeooo:rsid="00137e90" officeooo:paragraph-rsid="00137e90" style:font-weight-asian="normal" style:font-weight-complex="normal"/>
    </style:style>
    <style:style style:name="P97" style:family="paragraph" style:parent-style-name="Preformatted_20_Text" style:master-page-name="">
      <loext:graphic-properties draw:fill="none"/>
      <style:paragraph-properties fo:margin-left="0.25in" fo:margin-right="0in" fo:margin-top="0in" fo:margin-bottom="0in" style:contextual-spacing="false" fo:text-indent="-0.1252in" style:auto-text-indent="false" style:page-number="auto" fo:background-color="transparent">
        <style:tab-stops>
          <style:tab-stop style:position="-0.1291in"/>
        </style:tab-stops>
      </style:paragraph-properties>
      <style:text-properties fo:font-weight="bold" officeooo:rsid="0010dd3f" officeooo:paragraph-rsid="00147da1" style:font-weight-asian="bold" style:font-weight-complex="bold"/>
    </style:style>
    <style:style style:name="P98" style:family="paragraph" style:parent-style-name="Preformatted_20_Text">
      <style:paragraph-properties fo:margin-top="0.0398in" fo:margin-bottom="0.0398in" style:contextual-spacing="false"/>
      <style:text-properties fo:font-weight="normal" officeooo:rsid="00137e90" officeooo:paragraph-rsid="00137e90" style:font-weight-asian="normal" style:font-weight-complex="normal"/>
    </style:style>
    <style:style style:name="P99" style:family="paragraph" style:parent-style-name="Preformatted_20_Text">
      <loext:graphic-properties draw:fill="none"/>
      <style:paragraph-properties fo:margin-left="0.1866in" fo:margin-right="0in" fo:margin-top="0.0398in" fo:margin-bottom="0.0398in" style:contextual-spacing="false" fo:text-indent="-0.0618in" style:auto-text-indent="false" fo:background-color="transparent"/>
      <style:text-properties style:font-name="Liberation Mono" fo:font-size="10pt" fo:font-weight="normal" officeooo:rsid="0022018c" officeooo:paragraph-rsid="0022018c" style:font-name-asian="Noto Sans Mono CJK SC" style:font-size-asian="10pt" style:font-weight-asian="normal" style:font-name-complex="Liberation Mono" style:font-size-complex="10pt" style:font-weight-complex="normal"/>
    </style:style>
    <style:style style:name="P100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officeooo:rsid="0011887c" officeooo:paragraph-rsid="0011887c"/>
    </style:style>
    <style:style style:name="P101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022f069" officeooo:paragraph-rsid="0022f069" style:font-weight-asian="bold" style:font-weight-complex="bold"/>
    </style:style>
    <style:style style:name="P102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normal" officeooo:rsid="002a33f5" officeooo:paragraph-rsid="002a33f5" style:font-weight-asian="normal" style:font-weight-complex="normal"/>
    </style:style>
    <style:style style:name="P103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normal" officeooo:rsid="0022f069" officeooo:paragraph-rsid="0022f069" style:font-weight-asian="normal" style:font-weight-complex="normal"/>
    </style:style>
    <style:style style:name="P104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normal" officeooo:rsid="0022f069" officeooo:paragraph-rsid="00243a1f" style:font-weight-asian="normal" style:font-weight-complex="normal"/>
    </style:style>
    <style:style style:name="P105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normal" officeooo:rsid="0025d92a" officeooo:paragraph-rsid="002f89d1" style:font-weight-asian="normal" style:font-weight-complex="normal"/>
    </style:style>
    <style:style style:name="P106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Liberation Mono" fo:font-size="10pt" fo:font-weight="normal" officeooo:rsid="00286f8a" officeooo:paragraph-rsid="00286f8a" style:font-name-asian="Noto Sans Mono CJK SC" style:font-size-asian="10pt" style:font-weight-asian="normal" style:font-name-complex="Liberation Mono" style:font-size-complex="10pt" style:font-weight-complex="normal"/>
    </style:style>
    <style:style style:name="P107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Liberation Mono" fo:font-size="10pt" fo:font-weight="normal" officeooo:rsid="0022f069" officeooo:paragraph-rsid="0025d92a" style:font-name-asian="Noto Sans Mono CJK SC" style:font-size-asian="10pt" style:font-weight-asian="normal" style:font-name-complex="Liberation Mono" style:font-size-complex="10pt" style:font-weight-complex="normal"/>
    </style:style>
    <style:style style:name="P108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Liberation Mono" fo:font-size="10pt" fo:font-weight="normal" officeooo:rsid="0022f069" officeooo:paragraph-rsid="002c5bb0" style:font-name-asian="Noto Sans Mono CJK SC" style:font-size-asian="10pt" style:font-weight-asian="normal" style:font-name-complex="Liberation Mono" style:font-size-complex="10pt" style:font-weight-complex="normal"/>
    </style:style>
    <style:style style:name="P109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Liberation Mono" fo:font-size="10pt" officeooo:rsid="002683b2" officeooo:paragraph-rsid="002683b2" style:font-name-asian="Noto Sans Mono CJK SC" style:font-size-asian="10pt" style:font-name-complex="Liberation Mono" style:font-size-complex="10pt"/>
    </style:style>
    <style:style style:name="P110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Liberation Mono" fo:font-size="10pt" officeooo:rsid="002683b2" officeooo:paragraph-rsid="0027f164" style:font-name-asian="Noto Sans Mono CJK SC" style:font-size-asian="10pt" style:font-name-complex="Liberation Mono" style:font-size-complex="10pt"/>
    </style:style>
    <style:style style:name="P111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Liberation Mono" fo:font-size="10pt" fo:font-weight="bold" officeooo:rsid="00243a1f" officeooo:paragraph-rsid="002f89d1" style:font-name-asian="Noto Sans Mono CJK SC" style:font-size-asian="10pt" style:font-weight-asian="bold" style:font-name-complex="Liberation Mono" style:font-size-complex="10pt" style:font-weight-complex="bold"/>
    </style:style>
    <style:style style:name="P112" style:family="paragraph" style:parent-style-name="Preformatted_20_Text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Liberation Mono" fo:font-size="10pt" fo:font-weight="bold" officeooo:rsid="00243a1f" officeooo:paragraph-rsid="0030aca1" style:font-name-asian="Noto Sans Mono CJK SC" style:font-size-asian="10pt" style:font-weight-asian="bold" style:font-name-complex="Liberation Mono" style:font-size-complex="10pt" style:font-weight-complex="bold"/>
    </style:style>
    <style:style style:name="P113" style:family="paragraph" style:parent-style-name="Preformatted_20_Text" style:master-page-name="">
      <loext:graphic-properties draw:fill="none"/>
      <style:paragraph-properties fo:margin-left="0.1252in" fo:margin-right="0in" fo:margin-top="0in" fo:margin-bottom="0in" style:contextual-spacing="false" fo:text-indent="0in" style:auto-text-indent="false" style:page-number="auto" fo:background-color="transparent" fo:keep-with-next="always">
        <style:tab-stops>
          <style:tab-stop style:position="-0.1291in"/>
        </style:tab-stops>
      </style:paragraph-properties>
      <style:text-properties style:font-name="Liberation Mono" fo:font-size="10pt" officeooo:rsid="002c5bb0" officeooo:paragraph-rsid="002c5bb0" style:font-name-asian="Noto Sans Mono CJK SC" style:font-size-asian="10pt" style:font-name-complex="Liberation Mono" style:font-size-complex="10pt"/>
    </style:style>
    <style:style style:name="P114" style:family="paragraph" style:parent-style-name="Preformatted_20_Text" style:master-page-name="">
      <loext:graphic-properties draw:fill="none"/>
      <style:paragraph-properties fo:margin-left="0.1252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officeooo:rsid="002a33f5" officeooo:paragraph-rsid="003bf029"/>
    </style:style>
    <style:style style:name="P115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normal" officeooo:rsid="0019315b" officeooo:paragraph-rsid="0019315b" style:font-weight-asian="normal" style:font-weight-complex="normal"/>
    </style:style>
    <style:style style:name="P116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normal" officeooo:rsid="001b1522" officeooo:paragraph-rsid="001b1522" style:font-weight-asian="normal" style:font-weight-complex="normal"/>
    </style:style>
    <style:style style:name="P117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normal" officeooo:rsid="001b1522" officeooo:paragraph-rsid="001bad22" style:font-weight-asian="normal" style:font-weight-complex="normal"/>
    </style:style>
    <style:style style:name="P118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normal" officeooo:rsid="001bad22" officeooo:paragraph-rsid="001bad22" style:font-weight-asian="normal" style:font-weight-complex="normal"/>
    </style:style>
    <style:style style:name="P119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normal" officeooo:rsid="001bad22" officeooo:paragraph-rsid="0022f069" style:font-weight-asian="normal" style:font-weight-complex="normal"/>
    </style:style>
    <style:style style:name="P120" style:family="paragraph" style:parent-style-name="Preformatted_20_Text">
      <loext:graphic-properties draw:fill="none"/>
      <style:paragraph-properties fo:margin-left="0.4925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bold" officeooo:rsid="001bad22" officeooo:paragraph-rsid="001bad22" style:font-weight-asian="bold" style:font-weight-complex="bold"/>
    </style:style>
    <style:style style:name="P121" style:family="paragraph" style:parent-style-name="Preformatted_20_Text">
      <loext:graphic-properties draw:fill="none"/>
      <style:paragraph-properties fo:margin-left="0.9846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normal" officeooo:rsid="001d0d75" officeooo:paragraph-rsid="001bad22" style:font-weight-asian="normal" style:font-weight-complex="normal"/>
    </style:style>
    <style:style style:name="P122" style:family="paragraph" style:parent-style-name="Preformatted_20_Text">
      <loext:graphic-properties draw:fill="none"/>
      <style:paragraph-properties fo:margin-left="0.3752in" fo:margin-right="0in" fo:margin-top="0in" fo:margin-bottom="0in" style:contextual-spacing="false" fo:text-indent="-0.25in" style:auto-text-indent="false" fo:background-color="transparent"/>
    </style:style>
    <style:style style:name="P123" style:family="paragraph" style:parent-style-name="Preformatted_20_Text">
      <loext:graphic-properties draw:fill="none"/>
      <style:paragraph-properties fo:margin-left="0.5in" fo:margin-right="0in" fo:margin-top="0.0398in" fo:margin-bottom="0.0398in" style:contextual-spacing="false" fo:text-indent="-0.25in" style:auto-text-indent="false" fo:background-color="transparent">
        <style:tab-stops>
          <style:tab-stop style:position="-0.1291in"/>
        </style:tab-stops>
      </style:paragraph-properties>
    </style:style>
    <style:style style:name="P124" style:family="paragraph" style:parent-style-name="Preformatted_20_Text">
      <loext:graphic-properties draw:fill="none"/>
      <style:paragraph-properties fo:margin-left="0.3752in" fo:margin-right="0in" fo:margin-top="0.0398in" fo:margin-bottom="0.0398in" style:contextual-spacing="false" fo:text-indent="-0.1252in" style:auto-text-indent="false" fo:background-color="transparent"/>
      <style:text-properties officeooo:paragraph-rsid="00052f59"/>
    </style:style>
    <style:style style:name="P125" style:family="paragraph" style:parent-style-name="Preformatted_20_Text" style:master-page-name="">
      <style:paragraph-properties fo:keep-together="always" style:page-number="auto" fo:keep-with-next="always"/>
      <style:text-properties officeooo:paragraph-rsid="0038ebe0"/>
    </style:style>
    <style:style style:name="P126" style:family="paragraph" style:parent-style-name="Preformatted_20_Text">
      <style:paragraph-properties fo:keep-together="always" fo:keep-with-next="always"/>
    </style:style>
    <style:style style:name="T1" style:family="text">
      <style:text-properties officeooo:rsid="00052f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4966" style:font-weight-asian="bold" style:font-weight-complex="bold"/>
    </style:style>
    <style:style style:name="T4" style:family="text">
      <style:text-properties fo:font-weight="bold" officeooo:rsid="000a81e2" style:font-weight-asian="bold" style:font-weight-complex="bold"/>
    </style:style>
    <style:style style:name="T5" style:family="text">
      <style:text-properties fo:font-weight="bold" officeooo:rsid="000bab6a" style:font-weight-asian="bold" style:font-weight-complex="bold"/>
    </style:style>
    <style:style style:name="T6" style:family="text">
      <style:text-properties fo:font-weight="bold" officeooo:rsid="000d3d0b" style:font-weight-asian="bold" style:font-weight-complex="bold"/>
    </style:style>
    <style:style style:name="T7" style:family="text">
      <style:text-properties fo:font-weight="bold" officeooo:rsid="000d9721" style:font-weight-asian="bold" style:font-weight-complex="bold"/>
    </style:style>
    <style:style style:name="T8" style:family="text">
      <style:text-properties fo:font-weight="bold" officeooo:rsid="000e250b" style:font-weight-asian="bold" style:font-weight-complex="bold"/>
    </style:style>
    <style:style style:name="T9" style:family="text">
      <style:text-properties fo:font-weight="bold" officeooo:rsid="0010dd3f" style:font-weight-asian="bold" style:font-weight-complex="bold"/>
    </style:style>
    <style:style style:name="T10" style:family="text">
      <style:text-properties fo:font-weight="bold" officeooo:rsid="00137e90" style:font-weight-asian="bold" style:font-weight-complex="bold"/>
    </style:style>
    <style:style style:name="T11" style:family="text">
      <style:text-properties fo:font-weight="bold" officeooo:rsid="00147da1" style:font-weight-asian="bold" style:font-weight-complex="bold"/>
    </style:style>
    <style:style style:name="T12" style:family="text">
      <style:text-properties fo:font-weight="bold" officeooo:rsid="0016be4b" style:font-weight-asian="bold" style:font-weight-complex="bold"/>
    </style:style>
    <style:style style:name="T13" style:family="text">
      <style:text-properties fo:font-weight="bold" officeooo:rsid="001782c9" style:font-weight-asian="bold" style:font-weight-complex="bold"/>
    </style:style>
    <style:style style:name="T14" style:family="text">
      <style:text-properties fo:font-weight="bold" officeooo:rsid="00202eb2" style:font-weight-asian="bold" style:font-weight-complex="bold"/>
    </style:style>
    <style:style style:name="T15" style:family="text">
      <style:text-properties fo:font-weight="bold" officeooo:rsid="00205828" style:font-weight-asian="bold" style:font-weight-complex="bold"/>
    </style:style>
    <style:style style:name="T16" style:family="text">
      <style:text-properties fo:font-weight="bold" officeooo:rsid="001bad22" style:font-weight-asian="bold" style:font-weight-complex="bold"/>
    </style:style>
    <style:style style:name="T17" style:family="text">
      <style:text-properties fo:font-weight="bold" officeooo:rsid="001b1522" style:font-weight-asian="bold" style:font-weight-complex="bold"/>
    </style:style>
    <style:style style:name="T18" style:family="text">
      <style:text-properties fo:font-weight="bold" officeooo:rsid="00243a1f" style:font-weight-asian="bold" style:font-weight-complex="bold"/>
    </style:style>
    <style:style style:name="T19" style:family="text">
      <style:text-properties fo:font-weight="bold" officeooo:rsid="002683b2" style:font-weight-asian="bold" style:font-weight-complex="bold"/>
    </style:style>
    <style:style style:name="T20" style:family="text">
      <style:text-properties fo:font-weight="bold" officeooo:rsid="0038ebe0" style:font-weight-asian="bold" style:font-weight-complex="bold"/>
    </style:style>
    <style:style style:name="T21" style:family="text">
      <style:text-properties officeooo:rsid="00064966"/>
    </style:style>
    <style:style style:name="T22" style:family="text">
      <style:text-properties officeooo:rsid="0008d7a4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64966" style:font-weight-asian="normal" style:font-weight-complex="normal"/>
    </style:style>
    <style:style style:name="T25" style:family="text">
      <style:text-properties fo:font-weight="normal" officeooo:rsid="000a81e2" style:font-weight-asian="normal" style:font-weight-complex="normal"/>
    </style:style>
    <style:style style:name="T26" style:family="text">
      <style:text-properties fo:font-weight="normal" officeooo:rsid="000d3d0b" style:font-weight-asian="normal" style:font-weight-complex="normal"/>
    </style:style>
    <style:style style:name="T27" style:family="text">
      <style:text-properties fo:font-weight="normal" officeooo:rsid="0011887c" style:font-weight-asian="normal" style:font-weight-complex="normal"/>
    </style:style>
    <style:style style:name="T28" style:family="text">
      <style:text-properties fo:font-weight="normal" officeooo:rsid="0012a586" style:font-weight-asian="normal" style:font-weight-complex="normal"/>
    </style:style>
    <style:style style:name="T29" style:family="text">
      <style:text-properties fo:font-weight="normal" officeooo:rsid="00137e90" style:font-weight-asian="normal" style:font-weight-complex="normal"/>
    </style:style>
    <style:style style:name="T30" style:family="text">
      <style:text-properties fo:font-weight="normal" officeooo:rsid="0010dd3f" style:font-weight-asian="normal" style:font-weight-complex="normal"/>
    </style:style>
    <style:style style:name="T31" style:family="text">
      <style:text-properties fo:font-weight="normal" officeooo:rsid="00147da1" style:font-weight-asian="normal" style:font-weight-complex="normal"/>
    </style:style>
    <style:style style:name="T32" style:family="text">
      <style:text-properties fo:font-weight="normal" officeooo:rsid="001782c9" style:font-weight-asian="normal" style:font-weight-complex="normal"/>
    </style:style>
    <style:style style:name="T33" style:family="text">
      <style:text-properties fo:font-weight="normal" officeooo:rsid="0016be4b" style:font-weight-asian="normal" style:font-weight-complex="normal"/>
    </style:style>
    <style:style style:name="T34" style:family="text">
      <style:text-properties fo:font-weight="normal" officeooo:rsid="0015ed1a" style:font-weight-asian="normal" style:font-weight-complex="normal"/>
    </style:style>
    <style:style style:name="T35" style:family="text">
      <style:text-properties fo:font-weight="normal" officeooo:rsid="001bad22" style:font-weight-asian="normal" style:font-weight-complex="normal"/>
    </style:style>
    <style:style style:name="T36" style:family="text">
      <style:text-properties fo:font-weight="normal" officeooo:rsid="001d0d75" style:font-weight-asian="normal" style:font-weight-complex="normal"/>
    </style:style>
    <style:style style:name="T37" style:family="text">
      <style:text-properties fo:font-weight="normal" officeooo:rsid="00202eb2" style:font-weight-asian="normal" style:font-weight-complex="normal"/>
    </style:style>
    <style:style style:name="T38" style:family="text">
      <style:text-properties fo:font-weight="normal" officeooo:rsid="0022018c" style:font-weight-asian="normal" style:font-weight-complex="normal"/>
    </style:style>
    <style:style style:name="T39" style:family="text">
      <style:text-properties fo:font-weight="normal" officeooo:rsid="002badc4" style:font-weight-asian="normal" style:font-weight-complex="normal"/>
    </style:style>
    <style:style style:name="T40" style:family="text">
      <style:text-properties fo:font-weight="normal" officeooo:rsid="002c5bb0" style:font-weight-asian="normal" style:font-weight-complex="normal"/>
    </style:style>
    <style:style style:name="T41" style:family="text">
      <style:text-properties fo:font-weight="normal" officeooo:rsid="002f89d1" style:font-weight-asian="normal" style:font-weight-complex="normal"/>
    </style:style>
    <style:style style:name="T42" style:family="text">
      <style:text-properties fo:font-weight="normal" officeooo:rsid="0030aca1" style:font-weight-asian="normal" style:font-weight-complex="normal"/>
    </style:style>
    <style:style style:name="T43" style:family="text">
      <style:text-properties fo:font-weight="normal" officeooo:rsid="00338647" style:font-weight-asian="normal" style:font-weight-complex="normal"/>
    </style:style>
    <style:style style:name="T44" style:family="text">
      <style:text-properties fo:font-weight="normal" officeooo:rsid="0038f7b3" style:font-weight-asian="normal" style:font-weight-complex="normal"/>
    </style:style>
    <style:style style:name="T45" style:family="text">
      <style:text-properties fo:font-weight="normal" officeooo:rsid="003bf029" style:font-weight-asian="normal" style:font-weight-complex="normal"/>
    </style:style>
    <style:style style:name="T46" style:family="text">
      <style:text-properties officeooo:rsid="000a81e2"/>
    </style:style>
    <style:style style:name="T47" style:family="text">
      <style:text-properties officeooo:rsid="000bab6a"/>
    </style:style>
    <style:style style:name="T48" style:family="text">
      <style:text-properties officeooo:rsid="000d3d0b"/>
    </style:style>
    <style:style style:name="T49" style:family="text">
      <style:text-properties officeooo:rsid="000e250b"/>
    </style:style>
    <style:style style:name="T50" style:family="text">
      <style:text-properties officeooo:rsid="0010dd3f"/>
    </style:style>
    <style:style style:name="T51" style:family="text">
      <style:text-properties officeooo:rsid="0011887c"/>
    </style:style>
    <style:style style:name="T52" style:family="text">
      <style:text-properties officeooo:rsid="00137e90"/>
    </style:style>
    <style:style style:name="T53" style:family="text">
      <style:text-properties officeooo:rsid="00147da1"/>
    </style:style>
    <style:style style:name="T54" style:family="text">
      <style:text-properties officeooo:rsid="0015ed1a"/>
    </style:style>
    <style:style style:name="T55" style:family="text">
      <style:text-properties style:font-name="Liberation Mono" fo:font-size="10pt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56" style:family="text">
      <style:text-properties style:font-name="Liberation Mono" fo:font-size="10pt" fo:font-weight="bold" officeooo:rsid="00243a1f" style:font-name-asian="Noto Sans Mono CJK SC" style:font-size-asian="10pt" style:font-weight-asian="bold" style:font-name-complex="Liberation Mono" style:font-size-complex="10pt" style:font-weight-complex="bold"/>
    </style:style>
    <style:style style:name="T57" style:family="text">
      <style:text-properties style:font-name="Liberation Mono" fo:font-size="10pt" fo:font-weight="bold" officeooo:rsid="002683b2" style:font-name-asian="Noto Sans Mono CJK SC" style:font-size-asian="10pt" style:font-weight-asian="bold" style:font-name-complex="Liberation Mono" style:font-size-complex="10pt" style:font-weight-complex="bold"/>
    </style:style>
    <style:style style:name="T58" style:family="text">
      <style:text-properties style:font-name="Liberation Mono" fo:font-size="10pt" fo:font-weight="bold" officeooo:rsid="0027f164" style:font-name-asian="Noto Sans Mono CJK SC" style:font-size-asian="10pt" style:font-weight-asian="bold" style:font-name-complex="Liberation Mono" style:font-size-complex="10pt" style:font-weight-complex="bold"/>
    </style:style>
    <style:style style:name="T59" style:family="text">
      <style:text-properties style:font-name="Liberation Mono" fo:font-size="10pt" fo:font-weight="bold" officeooo:rsid="002c5bb0" style:font-name-asian="Noto Sans Mono CJK SC" style:font-size-asian="10pt" style:font-weight-asian="bold" style:font-name-complex="Liberation Mono" style:font-size-complex="10pt" style:font-weight-complex="bold"/>
    </style:style>
    <style:style style:name="T60" style:family="text">
      <style:text-properties style:font-name="Liberation Mono" fo:font-size="10pt" fo:font-weight="bold" officeooo:rsid="002f89d1" style:font-name-asian="Noto Sans Mono CJK SC" style:font-size-asian="10pt" style:font-weight-asian="bold" style:font-name-complex="Liberation Mono" style:font-size-complex="10pt" style:font-weight-complex="bold"/>
    </style:style>
    <style:style style:name="T61" style:family="text">
      <style:text-properties style:font-name="Liberation Mono" fo:font-size="10pt" fo:font-weight="bold" officeooo:rsid="0030aca1" style:font-name-asian="Noto Sans Mono CJK SC" style:font-size-asian="10pt" style:font-weight-asian="bold" style:font-name-complex="Liberation Mono" style:font-size-complex="10pt" style:font-weight-complex="bold"/>
    </style:style>
    <style:style style:name="T62" style:family="text">
      <style:text-properties style:font-name="Liberation Mono" fo:font-size="10pt" fo:font-weight="bold" officeooo:rsid="00338647" style:font-name-asian="Noto Sans Mono CJK SC" style:font-size-asian="10pt" style:font-weight-asian="bold" style:font-name-complex="Liberation Mono" style:font-size-complex="10pt" style:font-weight-complex="bold"/>
    </style:style>
    <style:style style:name="T63" style:family="text">
      <style:text-properties style:font-name="Liberation Mono" fo:font-size="10pt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64" style:family="text">
      <style:text-properties style:font-name="Liberation Mono" fo:font-size="10pt" fo:font-weight="normal" officeooo:rsid="0016be4b" style:font-name-asian="Noto Sans Mono CJK SC" style:font-size-asian="10pt" style:font-weight-asian="normal" style:font-name-complex="Liberation Mono" style:font-size-complex="10pt" style:font-weight-complex="normal"/>
    </style:style>
    <style:style style:name="T65" style:family="text">
      <style:text-properties style:font-name="Liberation Mono" fo:font-size="10pt" fo:font-weight="normal" officeooo:rsid="00243a1f" style:font-name-asian="Noto Sans Mono CJK SC" style:font-size-asian="10pt" style:font-weight-asian="normal" style:font-name-complex="Liberation Mono" style:font-size-complex="10pt" style:font-weight-complex="normal"/>
    </style:style>
    <style:style style:name="T66" style:family="text">
      <style:text-properties style:font-name="Liberation Mono" fo:font-size="10pt" fo:font-weight="normal" officeooo:rsid="0025d92a" style:font-name-asian="Noto Sans Mono CJK SC" style:font-size-asian="10pt" style:font-weight-asian="normal" style:font-name-complex="Liberation Mono" style:font-size-complex="10pt" style:font-weight-complex="normal"/>
    </style:style>
    <style:style style:name="T67" style:family="text">
      <style:text-properties style:font-name="Liberation Mono" fo:font-size="10pt" fo:font-weight="normal" officeooo:rsid="0022f069" style:font-name-asian="Noto Sans Mono CJK SC" style:font-size-asian="10pt" style:font-weight-asian="normal" style:font-name-complex="Liberation Mono" style:font-size-complex="10pt" style:font-weight-complex="normal"/>
    </style:style>
    <style:style style:name="T68" style:family="text">
      <style:text-properties style:font-name="Liberation Mono" fo:font-size="10pt" fo:font-weight="normal" officeooo:rsid="002683b2" style:font-name-asian="Noto Sans Mono CJK SC" style:font-size-asian="10pt" style:font-weight-asian="normal" style:font-name-complex="Liberation Mono" style:font-size-complex="10pt" style:font-weight-complex="normal"/>
    </style:style>
    <style:style style:name="T69" style:family="text">
      <style:text-properties style:font-name="Liberation Mono" fo:font-size="10pt" fo:font-weight="normal" officeooo:rsid="002f1984" style:font-name-asian="Noto Sans Mono CJK SC" style:font-size-asian="10pt" style:font-weight-asian="normal" style:font-name-complex="Liberation Mono" style:font-size-complex="10pt" style:font-weight-complex="normal"/>
    </style:style>
    <style:style style:name="T70" style:family="text">
      <style:text-properties style:font-name="Liberation Mono" fo:font-size="10pt" fo:font-weight="normal" officeooo:rsid="0030aca1" style:font-name-asian="Noto Sans Mono CJK SC" style:font-size-asian="10pt" style:font-weight-asian="normal" style:font-name-complex="Liberation Mono" style:font-size-complex="10pt" style:font-weight-complex="normal"/>
    </style:style>
    <style:style style:name="T71" style:family="text">
      <style:text-properties style:font-name="Liberation Mono" fo:font-size="10pt" fo:font-weight="normal" officeooo:rsid="003257eb" style:font-name-asian="Noto Sans Mono CJK SC" style:font-size-asian="10pt" style:font-weight-asian="normal" style:font-name-complex="Liberation Mono" style:font-size-complex="10pt" style:font-weight-complex="normal"/>
    </style:style>
    <style:style style:name="T72" style:family="text">
      <style:text-properties style:font-name="Liberation Mono" fo:font-size="10pt" fo:font-weight="normal" officeooo:rsid="00338647" style:font-name-asian="Noto Sans Mono CJK SC" style:font-size-asian="10pt" style:font-weight-asian="normal" style:font-name-complex="Liberation Mono" style:font-size-complex="10pt" style:font-weight-complex="normal"/>
    </style:style>
    <style:style style:name="T73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74" style:family="text">
      <style:text-properties style:font-name="Liberation Mono" fo:font-size="10pt" officeooo:rsid="001782c9" style:font-name-asian="Noto Sans Mono CJK SC" style:font-size-asian="10pt" style:font-name-complex="Liberation Mono" style:font-size-complex="10pt"/>
    </style:style>
    <style:style style:name="T75" style:family="text">
      <style:text-properties style:font-name="Liberation Mono" fo:font-size="10pt" officeooo:rsid="00205828" style:font-name-asian="Noto Sans Mono CJK SC" style:font-size-asian="10pt" style:font-name-complex="Liberation Mono" style:font-size-complex="10pt"/>
    </style:style>
    <style:style style:name="T76" style:family="text">
      <style:text-properties style:font-name="Liberation Mono" fo:font-size="10pt" officeooo:rsid="002683b2" style:font-name-asian="Noto Sans Mono CJK SC" style:font-size-asian="10pt" style:font-name-complex="Liberation Mono" style:font-size-complex="10pt"/>
    </style:style>
    <style:style style:name="T77" style:family="text">
      <style:text-properties style:font-name="Liberation Mono" fo:font-size="10pt" officeooo:rsid="00282bf9" style:font-name-asian="Noto Sans Mono CJK SC" style:font-size-asian="10pt" style:font-name-complex="Liberation Mono" style:font-size-complex="10pt"/>
    </style:style>
    <style:style style:name="T78" style:family="text">
      <style:text-properties style:font-name="Liberation Mono" fo:font-size="10pt" officeooo:rsid="002c5bb0" style:font-name-asian="Noto Sans Mono CJK SC" style:font-size-asian="10pt" style:font-name-complex="Liberation Mono" style:font-size-complex="10pt"/>
    </style:style>
    <style:style style:name="T79" style:family="text">
      <style:text-properties style:font-name="Liberation Mono" fo:font-size="10pt" officeooo:rsid="002f1984" style:font-name-asian="Noto Sans Mono CJK SC" style:font-size-asian="10pt" style:font-name-complex="Liberation Mono" style:font-size-complex="10pt"/>
    </style:style>
    <style:style style:name="T80" style:family="text">
      <style:text-properties style:font-name="Liberation Mono" fo:font-size="10pt" officeooo:rsid="0030aca1" style:font-name-asian="Noto Sans Mono CJK SC" style:font-size-asian="10pt" style:font-name-complex="Liberation Mono" style:font-size-complex="10pt"/>
    </style:style>
    <style:style style:name="T81" style:family="text">
      <style:text-properties style:font-name="Liberation Mono" fo:font-size="10pt" officeooo:rsid="00352d0b" style:font-name-asian="Noto Sans Mono CJK SC" style:font-size-asian="10pt" style:font-name-complex="Liberation Mono" style:font-size-complex="10pt"/>
    </style:style>
    <style:style style:name="T82" style:family="text">
      <style:text-properties style:font-name="Liberation Mono" fo:font-size="10pt" officeooo:rsid="0036f0c4" style:font-name-asian="Noto Sans Mono CJK SC" style:font-size-asian="10pt" style:font-name-complex="Liberation Mono" style:font-size-complex="10pt"/>
    </style:style>
    <style:style style:name="T83" style:family="text">
      <style:text-properties style:font-name="Liberation Mono" fo:font-size="10pt" officeooo:rsid="003a9102" style:font-name-asian="Noto Sans Mono CJK SC" style:font-size-asian="10pt" style:font-name-complex="Liberation Mono" style:font-size-complex="10pt"/>
    </style:style>
    <style:style style:name="T84" style:family="text">
      <style:text-properties officeooo:rsid="001782c9"/>
    </style:style>
    <style:style style:name="T85" style:family="text">
      <style:text-properties officeooo:rsid="001907fa"/>
    </style:style>
    <style:style style:name="T8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7" style:family="text">
      <style:text-properties style:text-underline-style="solid" style:text-underline-width="auto" style:text-underline-color="font-color" fo:font-weight="normal" officeooo:rsid="001b1522" style:font-weight-asian="normal" style:font-weight-complex="normal"/>
    </style:style>
    <style:style style:name="T88" style:family="text">
      <style:text-properties style:text-underline-style="solid" style:text-underline-width="auto" style:text-underline-color="font-color" fo:font-weight="normal" officeooo:rsid="001bad22" style:font-weight-asian="normal" style:font-weight-complex="normal"/>
    </style:style>
    <style:style style:name="T89" style:family="text">
      <style:text-properties style:text-underline-style="solid" style:text-underline-width="auto" style:text-underline-color="font-color" fo:font-weight="normal" officeooo:rsid="00228554" style:font-weight-asian="normal" style:font-weight-complex="normal"/>
    </style:style>
    <style:style style:name="T90" style:family="text">
      <style:text-properties style:text-underline-style="solid" style:text-underline-width="auto" style:text-underline-color="font-color" fo:font-weight="normal" officeooo:rsid="002badc4" style:font-weight-asian="normal" style:font-weight-complex="normal"/>
    </style:style>
    <style:style style:name="T91" style:family="text">
      <style:text-properties style:text-underline-style="solid" style:text-underline-width="auto" style:text-underline-color="font-color" fo:font-weight="normal" officeooo:rsid="003bf029" style:font-weight-asian="normal" style:font-weight-complex="normal"/>
    </style:style>
    <style:style style:name="T92" style:family="text">
      <style:text-properties officeooo:rsid="00202eb2"/>
    </style:style>
    <style:style style:name="T93" style:family="text">
      <style:text-properties officeooo:rsid="00205828"/>
    </style:style>
    <style:style style:name="T94" style:family="text">
      <style:text-properties officeooo:rsid="00218c21"/>
    </style:style>
    <style:style style:name="T95" style:family="text">
      <style:text-properties officeooo:rsid="0022018c"/>
    </style:style>
    <style:style style:name="T96" style:family="text">
      <style:text-properties officeooo:rsid="002683b2"/>
    </style:style>
    <style:style style:name="T97" style:family="text">
      <style:text-properties officeooo:rsid="0027f164"/>
    </style:style>
    <style:style style:name="T98" style:family="text">
      <style:text-properties officeooo:rsid="002badc4"/>
    </style:style>
    <style:style style:name="T99" style:family="text">
      <style:text-properties style:text-position="super 58%" style:font-name="Liberation Mono" fo:font-size="10pt" fo:font-weight="bold" officeooo:rsid="002c5bb0" style:font-name-asian="Noto Sans Mono CJK SC" style:font-size-asian="10pt" style:font-weight-asian="bold" style:font-name-complex="Liberation Mono" style:font-size-complex="10pt" style:font-weight-complex="bold"/>
    </style:style>
    <style:style style:name="T100" style:family="text">
      <style:text-properties style:text-position="super 58%" style:font-name="Liberation Mono" fo:font-size="10pt" fo:font-weight="bold" officeooo:rsid="00338647" style:font-name-asian="Noto Sans Mono CJK SC" style:font-size-asian="10pt" style:font-weight-asian="bold" style:font-name-complex="Liberation Mono" style:font-size-complex="10pt" style:font-weight-complex="bold"/>
    </style:style>
    <style:style style:name="T101" style:family="text">
      <style:text-properties style:text-position="super 58%" style:font-name="Liberation Mono" fo:font-size="10pt" officeooo:rsid="003257eb" style:font-name-asian="Noto Sans Mono CJK SC" style:font-size-asian="10pt" style:font-name-complex="Liberation Mono" style:font-size-complex="10pt"/>
    </style:style>
    <style:style style:name="T102" style:family="text">
      <style:text-properties officeooo:rsid="00352d0b"/>
    </style:style>
    <style:style style:name="T103" style:family="text">
      <style:text-properties officeooo:rsid="0036eeae"/>
    </style:style>
    <style:style style:name="T104" style:family="text">
      <style:text-properties officeooo:rsid="0036f0c4"/>
    </style:style>
    <style:style style:name="T105" style:family="text">
      <style:text-properties officeooo:rsid="00374057"/>
    </style:style>
    <style:style style:name="T106" style:family="text">
      <style:text-properties officeooo:rsid="003a9102"/>
    </style:style>
    <style:style style:name="T107" style:family="text">
      <style:text-properties officeooo:rsid="003cd96f"/>
    </style:style>
  </office:automatic-styles>
  <office:body>
    <office:text text:use-soft-page-breaks="true">
      <text:tracked-changes>
        <text:changed-region xml:id="ct94213834108480" text:id="ct94213834108480">
          <text:insertion>
            <office:change-info>
              <dc:creator>Unknown Author</dc:creator>
              <dc:date>2025-10-29T09:52:55</dc:date>
            </office:change-info>
          </text:insertion>
        </text:changed-region>
        <text:changed-region xml:id="ct94213928028432" text:id="ct94213928028432">
          <text:insertion>
            <office:change-info>
              <dc:creator>Unknown Author</dc:creator>
              <dc:date>2025-10-29T09:53:00</dc:date>
            </office:change-info>
          </text:insertion>
        </text:changed-region>
        <text:changed-region xml:id="ct94213937147344" text:id="ct94213937147344">
          <text:insertion>
            <office:change-info>
              <dc:creator>Unknown Author</dc:creator>
              <dc:date>2025-10-29T09:54:54</dc:date>
            </office:change-info>
          </text:insertion>
        </text:changed-region>
        <text:changed-region xml:id="ct94213936798096" text:id="ct94213936798096">
          <text:insertion>
            <office:change-info>
              <dc:creator>Unknown Author</dc:creator>
              <dc:date>2025-10-29T09:55:00</dc:date>
            </office:change-info>
          </text:insertion>
        </text:changed-region>
        <text:changed-region xml:id="ct94213893438128" text:id="ct94213893438128">
          <text:deletion>
            <office:change-info>
              <dc:creator>Unknown Author</dc:creator>
              <dc:date>2025-10-27T14:05:09</dc:date>
            </office:change-info>
            <text:p text:style-name="Preformatted_20_Text"><text:span text:style-name="T1">I. </text:span></text:p>
          </text:deletion>
        </text:changed-region>
        <text:changed-region xml:id="ct94213893457728" text:id="ct94213893457728">
          <text:insertion>
            <office:change-info>
              <dc:creator>Unknown Author</dc:creator>
              <dc:date>2025-10-27T16:25:00</dc:date>
            </office:change-info>
          </text:insertion>
        </text:changed-region>
        <text:changed-region xml:id="ct94213893458336" text:id="ct94213893458336">
          <text:format-change>
            <office:change-info>
              <dc:creator>Unknown Author</dc:creator>
              <dc:date>2025-10-27T13:48:03</dc:date>
            </office:change-info>
          </text:format-change>
        </text:changed-region>
        <text:changed-region xml:id="ct94213893458096" text:id="ct94213893458096">
          <text:deletion>
            <office:change-info>
              <dc:creator>Unknown Author</dc:creator>
              <dc:date>2025-10-28T17:37:13</dc:date>
            </office:change-info>
            <text:p text:style-name="P2"><text:s text:c="3"/></text:p>
          </text:deletion>
        </text:changed-region>
        <text:changed-region xml:id="ct94213893455808" text:id="ct94213893455808">
          <text:deletion>
            <office:change-info>
              <dc:creator>Unknown Author</dc:creator>
              <dc:date>2025-10-28T17:13:34</dc:date>
            </office:change-info>
            <text:p text:style-name="P2"><text:s/></text:p>
          </text:deletion>
        </text:changed-region>
        <text:changed-region xml:id="ct94213893456048" text:id="ct94213893456048">
          <text:deletion>
            <office:change-info>
              <dc:creator>Unknown Author</dc:creator>
              <dc:date>2025-10-28T14:17:16</dc:date>
            </office:change-info>
            <text:p text:style-name="P2">code</text:p>
          </text:deletion>
        </text:changed-region>
        <text:changed-region xml:id="ct94213893324160" text:id="ct94213893324160">
          <text:insertion>
            <office:change-info>
              <dc:creator>Unknown Author</dc:creator>
              <dc:date>2025-10-27T16:18:16</dc:date>
            </office:change-info>
          </text:insertion>
        </text:changed-region>
        <text:changed-region xml:id="ct94213893482592" text:id="ct94213893482592">
          <text:deletion>
            <office:change-info>
              <dc:creator>Unknown Author</dc:creator>
              <dc:date>2025-10-28T14:18:00</dc:date>
            </office:change-info>
            <text:p text:style-name="P2"><text:s/></text:p>
          </text:deletion>
        </text:changed-region>
        <text:changed-region xml:id="ct94213893614592" text:id="ct94213893614592">
          <text:insertion>
            <office:change-info>
              <dc:creator>Unknown Author</dc:creator>
              <dc:date>2025-10-27T14:00:32</dc:date>
            </office:change-info>
          </text:insertion>
        </text:changed-region>
        <text:changed-region xml:id="ct94213893634624" text:id="ct94213893634624">
          <text:deletion>
            <office:change-info>
              <dc:creator>Unknown Author</dc:creator>
              <dc:date>2025-10-27T14:00:30</dc:date>
            </office:change-info>
            <text:p text:style-name="P84">)</text:p>
          </text:deletion>
        </text:changed-region>
        <text:changed-region xml:id="ct94213893634384" text:id="ct94213893634384">
          <text:deletion>
            <office:change-info>
              <dc:creator>Unknown Author</dc:creator>
              <dc:date>2025-10-27T13:58:34</dc:date>
            </office:change-info>
            <text:p text:style-name="P84"><text:s/>usually field id or notes</text:p>
          </text:deletion>
        </text:changed-region>
        <text:changed-region xml:id="ct94213893634144" text:id="ct94213893634144">
          <text:deletion>
            <office:change-info>
              <dc:creator>Unknown Author</dc:creator>
              <dc:date>2025-10-27T14:00:30</dc:date>
            </office:change-info>
            <text:p text:style-name="P84">).</text:p>
            <text:p text:style-name="P84">-comment (</text:p>
          </text:deletion>
        </text:changed-region>
        <text:changed-region xml:id="ct94213893633904" text:id="ct94213893633904">
          <text:deletion>
            <office:change-info>
              <dc:creator>Unknown Author</dc:creator>
              <dc:date>2025-10-27T13:57:51</dc:date>
            </office:change-info>
            <text:p text:style-name="P84">determines selection criteria</text:p>
          </text:deletion>
        </text:changed-region>
        <text:changed-region xml:id="ct94213893633664" text:id="ct94213893633664">
          <text:deletion>
            <office:change-info>
              <dc:creator>Unknown Author</dc:creator>
              <dc:date>2025-10-27T14:00:30</dc:date>
            </office:change-info>
            <text:p text:style-name="P84">)</text:p>
            <text:p text:style-name="P123">-requested exposure interval in sec (intervl)</text:p>
            <text:p text:style-name="P84">-survey code (</text:p>
          </text:deletion>
        </text:changed-region>
        <text:changed-region xml:id="ct94213893633424" text:id="ct94213893633424">
          <text:deletion>
            <office:change-info>
              <dc:creator>Unknown Author</dc:creator>
              <dc:date>2025-10-27T13:57:43</dc:date>
            </office:change-info>
            <text:p text:style-name="P84">"</text:p>
          </text:deletion>
        </text:changed-region>
        <text:changed-region xml:id="ct94213893633184" text:id="ct94213893633184">
          <text:deletion>
            <office:change-info>
              <dc:creator>Unknown Author</dc:creator>
              <dc:date>2025-10-27T14:00:30</dc:date>
            </office:change-info>
            <text:p text:style-name="P84">n_required</text:p>
          </text:deletion>
        </text:changed-region>
        <text:changed-region xml:id="ct94213893632944" text:id="ct94213893632944">
          <text:deletion>
            <office:change-info>
              <dc:creator>Unknown Author</dc:creator>
              <dc:date>2025-10-27T13:57:42</dc:date>
            </office:change-info>
            <text:p text:style-name="P84">"</text:p>
          </text:deletion>
        </text:changed-region>
        <text:changed-region xml:id="ct94213893632704" text:id="ct94213893632704">
          <text:deletion>
            <office:change-info>
              <dc:creator>Unknown Author</dc:creator>
              <dc:date>2025-10-27T14:00:30</dc:date>
            </office:change-info>
            <text:p text:style-name="P84">)</text:p>
            <text:p text:style-name="P84">-required number of exposures (</text:p>
          </text:deletion>
        </text:changed-region>
        <text:changed-region xml:id="ct94213893632464" text:id="ct94213893632464">
          <text:deletion>
            <office:change-info>
              <dc:creator>Unknown Author</dc:creator>
              <dc:date>2025-10-27T13:57:35</dc:date>
            </office:change-info>
            <text:p text:style-name="P84">"</text:p>
          </text:deletion>
        </text:changed-region>
        <text:changed-region xml:id="ct94213893632224" text:id="ct94213893632224">
          <text:deletion>
            <office:change-info>
              <dc:creator>Unknown Author</dc:creator>
              <dc:date>2025-10-27T14:00:30</dc:date>
            </office:change-info>
            <text:p text:style-name="P84">N</text:p>
          </text:deletion>
        </text:changed-region>
        <text:changed-region xml:id="ct94213893631984" text:id="ct94213893631984">
          <text:deletion>
            <office:change-info>
              <dc:creator>Unknown Author</dc:creator>
              <dc:date>2025-10-27T13:57:34</dc:date>
            </office:change-info>
            <text:p text:style-name="P84">"</text:p>
          </text:deletion>
        </text:changed-region>
        <text:changed-region xml:id="ct94213893631744" text:id="ct94213893631744">
          <text:deletion>
            <office:change-info>
              <dc:creator>Unknown Author</dc:creator>
              <dc:date>2025-10-27T14:00:30</dc:date>
            </office:change-info>
            <text:p text:style-name="P84">or closed:</text:p>
          </text:deletion>
        </text:changed-region>
        <text:changed-region xml:id="ct94213893631504" text:id="ct94213893631504">
          <text:deletion>
            <office:change-info>
              <dc:creator>Unknown Author</dc:creator>
              <dc:date>2025-10-27T13:57:28</dc:date>
            </office:change-info>
            <text:p text:style-name="P84">" </text:p>
          </text:deletion>
        </text:changed-region>
        <text:changed-region xml:id="ct94213893631264" text:id="ct94213893631264">
          <text:deletion>
            <office:change-info>
              <dc:creator>Unknown Author</dc:creator>
              <dc:date>2025-10-27T14:00:30</dc:date>
            </office:change-info>
            <text:p text:style-name="P84">Y</text:p>
          </text:deletion>
        </text:changed-region>
        <text:changed-region xml:id="ct94213893631024" text:id="ct94213893631024">
          <text:deletion>
            <office:change-info>
              <dc:creator>Unknown Author</dc:creator>
              <dc:date>2025-10-27T13:57:27</dc:date>
            </office:change-info>
            <text:p text:style-name="P84">"</text:p>
          </text:deletion>
        </text:changed-region>
        <text:changed-region xml:id="ct94213893630784" text:id="ct94213893630784">
          <text:deletion>
            <office:change-info>
              <dc:creator>Unknown Author</dc:creator>
              <dc:date>2025-10-27T14:00:30</dc:date>
            </office:change-info>
            <text:p text:style-name="P84">)</text:p>
            <text:p text:style-name="P84">-shutter code ( open:</text:p>
          </text:deletion>
        </text:changed-region>
        <text:changed-region xml:id="ct94213893630544" text:id="ct94213893630544">
          <text:deletion>
            <office:change-info>
              <dc:creator>Unknown Author</dc:creator>
              <dc:date>2025-10-27T13:57:26</dc:date>
            </office:change-info>
            <text:p text:style-name="P84">"</text:p>
          </text:deletion>
        </text:changed-region>
        <text:changed-region xml:id="ct94213893630304" text:id="ct94213893630304">
          <text:deletion>
            <office:change-info>
              <dc:creator>Unknown Author</dc:creator>
              <dc:date>2025-10-27T14:00:30</dc:date>
            </office:change-info>
            <text:p text:style-name="P84">expt</text:p>
          </text:deletion>
        </text:changed-region>
        <text:changed-region xml:id="ct94213893630064" text:id="ct94213893630064">
          <text:deletion>
            <office:change-info>
              <dc:creator>Unknown Author</dc:creator>
              <dc:date>2025-10-27T13:57:22</dc:date>
            </office:change-info>
            <text:p text:style-name="P84">"</text:p>
          </text:deletion>
        </text:changed-region>
        <text:changed-region xml:id="ct94213893629824" text:id="ct94213893629824">
          <text:deletion>
            <office:change-info>
              <dc:creator>Unknown Author</dc:creator>
              <dc:date>2025-10-27T14:00:30</dc:date>
            </office:change-info>
            <text:p text:style-name="P84">in sec (</text:p>
          </text:deletion>
        </text:changed-region>
        <text:changed-region xml:id="ct94213893629584" text:id="ct94213893629584">
          <text:deletion>
            <office:change-info>
              <dc:creator>Unknown Author</dc:creator>
              <dc:date>2025-10-27T13:57:13</dc:date>
            </office:change-info>
            <text:p text:style-name="P84"><text:s/></text:p>
          </text:deletion>
        </text:changed-region>
        <text:changed-region xml:id="ct94213893629344" text:id="ct94213893629344">
          <text:deletion>
            <office:change-info>
              <dc:creator>Unknown Author</dc:creator>
              <dc:date>2025-10-27T14:00:30</dc:date>
            </office:change-info>
            <text:p text:style-name="P84"/>
            <text:p text:style-name="P84">-exposure time </text:p>
          </text:deletion>
        </text:changed-region>
        <text:changed-region xml:id="ct94213893629104" text:id="ct94213893629104">
          <text:deletion>
            <office:change-info>
              <dc:creator>Unknown Author</dc:creator>
              <dc:date>2025-10-27T13:45:10</dc:date>
            </office:change-info>
            <text:p text:style-name="P84">,</text:p>
          </text:deletion>
        </text:changed-region>
        <text:changed-region xml:id="ct94213893628864" text:id="ct94213893628864">
          <text:deletion>
            <office:change-info>
              <dc:creator>Unknown Author</dc:creator>
              <dc:date>2025-10-27T14:00:30</dc:date>
            </office:change-info>
            <text:p text:style-name="P84">-telescope pointing (ra,dec in hours and deg)</text:p>
          </text:deletion>
        </text:changed-region>
        <text:changed-region xml:id="ct94213893628624" text:id="ct94213893628624">
          <text:deletion>
            <office:change-info>
              <dc:creator>Unknown Author</dc:creator>
              <dc:date>2025-10-27T13:52:54</dc:date>
            </office:change-info>
            <text:p text:style-name="P84"/>
            <text:p text:style-name="P84"/>
            <text:p text:style-name="P84"/>
          </text:deletion>
        </text:changed-region>
        <text:changed-region xml:id="ct94213893628144" text:id="ct94213893628144">
          <text:deletion>
            <office:change-info>
              <dc:creator>Unknown Author</dc:creator>
              <dc:date>2025-10-27T13:46:49</dc:date>
            </office:change-info>
            <text:p text:style-name="P84"><text:s text:c="6"/>Each line of an observation plan <text:s/>("obsplan") defines the following field info:</text:p>
            <text:p text:style-name="P84"/>
            <text:p text:style-name="P84"/>
          </text:deletion>
        </text:changed-region>
        <text:changed-region xml:id="ct94213893627424" text:id="ct94213893627424">
          <text:deletion>
            <office:change-info>
              <dc:creator>Unknown Author</dc:creator>
              <dc:date>2025-10-27T13:52:54</dc:date>
            </office:change-info>
            <text:p text:style-name="P84">Field Selection</text:p>
          </text:deletion>
        </text:changed-region>
        <text:changed-region xml:id="ct94213893627184" text:id="ct94213893627184">
          <text:deletion>
            <office:change-info>
              <dc:creator>Unknown Author</dc:creator>
              <dc:date>2025-10-27T13:44:18</dc:date>
            </office:change-info>
            <text:p text:style-name="P84"><text:s text:c="4"/></text:p>
          </text:deletion>
        </text:changed-region>
        <text:changed-region xml:id="ct94213893626944" text:id="ct94213893626944">
          <text:deletion>
            <office:change-info>
              <dc:creator>Unknown Author</dc:creator>
              <dc:date>2025-10-27T13:53:07</dc:date>
            </office:change-info>
            <text:p text:style-name="P84"/>
            <text:p text:style-name="P124"/>
            <text:p text:style-name="P84"/>
          </text:deletion>
        </text:changed-region>
        <text:changed-region xml:id="ct94213893626704" text:id="ct94213893626704">
          <text:deletion>
            <office:change-info>
              <dc:creator>Unknown Author</dc:creator>
              <dc:date>2025-10-27T14:00:30</dc:date>
            </office:change-info>
            <text:p text:style-name="P84">the cadence of the observations (time between observations).</text:p>
          </text:deletion>
        </text:changed-region>
        <text:changed-region xml:id="ct94213893626464" text:id="ct94213893626464">
          <text:deletion>
            <office:change-info>
              <dc:creator>Unknown Author</dc:creator>
              <dc:date>2025-10-27T13:54:03</dc:date>
            </office:change-info>
            <text:p text:style-name="P84">(e) </text:p>
          </text:deletion>
        </text:changed-region>
        <text:changed-region xml:id="ct94213893626224" text:id="ct94213893626224">
          <text:deletion>
            <office:change-info>
              <dc:creator>Unknown Author</dc:creator>
              <dc:date>2025-10-27T14:00:30</dc:date>
            </office:change-info>
            <text:p text:style-name="P84">interruptions to the observations (usually closing of the dome due to weather).</text:p>
            <text:p text:style-name="P84"/>
          </text:deletion>
        </text:changed-region>
        <text:changed-region xml:id="ct94213893625984" text:id="ct94213893625984">
          <text:deletion>
            <office:change-info>
              <dc:creator>Unknown Author</dc:creator>
              <dc:date>2025-10-27T13:53:59</dc:date>
            </office:change-info>
            <text:p text:style-name="P84">(d) </text:p>
          </text:deletion>
        </text:changed-region>
        <text:changed-region xml:id="ct94213893625744" text:id="ct94213893625744">
          <text:deletion>
            <office:change-info>
              <dc:creator>Unknown Author</dc:creator>
              <dc:date>2025-10-27T14:00:30</dc:date>
            </office:change-info>
            <text:p text:style-name="P84">the observable sky given the site location, date, and duration of the night.</text:p>
            <text:p text:style-name="P84"/>
          </text:deletion>
        </text:changed-region>
        <text:changed-region xml:id="ct94213893625504" text:id="ct94213893625504">
          <text:deletion>
            <office:change-info>
              <dc:creator>Unknown Author</dc:creator>
              <dc:date>2025-10-27T13:53:55</dc:date>
            </office:change-info>
            <text:p text:style-name="P84">(c) </text:p>
          </text:deletion>
        </text:changed-region>
        <text:changed-region xml:id="ct94213893625264" text:id="ct94213893625264">
          <text:deletion>
            <office:change-info>
              <dc:creator>Unknown Author</dc:creator>
              <dc:date>2025-10-27T14:00:30</dc:date>
            </office:change-info>
            <text:p text:style-name="P84">and time between each observation for a given field</text:p>
            <text:p text:style-name="P84"/>
          </text:deletion>
        </text:changed-region>
        <text:changed-region xml:id="ct94213893625024" text:id="ct94213893625024">
          <text:deletion>
            <office:change-info>
              <dc:creator>Unknown Author</dc:creator>
              <dc:date>2025-10-27T13:45:19</dc:date>
            </office:change-info>
            <text:p text:style-name="P84"><text:s/></text:p>
          </text:deletion>
        </text:changed-region>
        <text:changed-region xml:id="ct94213893624784" text:id="ct94213893624784">
          <text:deletion>
            <office:change-info>
              <dc:creator>Unknown Author</dc:creator>
              <dc:date>2025-10-27T14:00:30</dc:date>
            </office:change-info>
            <text:p text:style-name="P84">the exposure times, number of observations,</text:p>
          </text:deletion>
        </text:changed-region>
        <text:changed-region xml:id="ct94213893624544" text:id="ct94213893624544">
          <text:deletion>
            <office:change-info>
              <dc:creator>Unknown Author</dc:creator>
              <dc:date>2025-10-27T13:53:52</dc:date>
            </office:change-info>
            <text:p text:style-name="P84">(b) </text:p>
          </text:deletion>
        </text:changed-region>
        <text:changed-region xml:id="ct94213893624304" text:id="ct94213893624304">
          <text:deletion>
            <office:change-info>
              <dc:creator>Unknown Author</dc:creator>
              <dc:date>2025-10-27T13:56:14</dc:date>
            </office:change-info>
            <text:p text:style-name="P84"/>
            <text:p text:style-name="P84"/>
          </text:deletion>
        </text:changed-region>
        <text:changed-region xml:id="ct94213893624064" text:id="ct94213893624064">
          <text:deletion>
            <office:change-info>
              <dc:creator>Unknown Author</dc:creator>
              <dc:date>2025-10-27T13:54:43</dc:date>
            </office:change-info>
            <text:p text:style-name="P84">e range of the observations</text:p>
          </text:deletion>
        </text:changed-region>
        <text:changed-region xml:id="ct94213893623824" text:id="ct94213893623824">
          <text:deletion>
            <office:change-info>
              <dc:creator>Unknown Author</dc:creator>
              <dc:date>2025-10-27T14:00:30</dc:date>
            </office:change-info>
            <text:p text:style-name="P84"><text:s/>hour-angl</text:p>
          </text:deletion>
        </text:changed-region>
        <text:changed-region xml:id="ct94213893623584" text:id="ct94213893623584">
          <text:deletion>
            <office:change-info>
              <dc:creator>Unknown Author</dc:creator>
              <dc:date>2025-10-27T13:54:24</dc:date>
            </office:change-info>
            <text:p text:style-name="P84"><text:s/>and</text:p>
          </text:deletion>
        </text:changed-region>
        <text:changed-region xml:id="ct94213893623344" text:id="ct94213893623344">
          <text:deletion>
            <office:change-info>
              <dc:creator>Unknown Author</dc:creator>
              <dc:date>2025-10-27T14:00:30</dc:date>
            </office:change-info>
            <text:p text:style-name="P84"><text:s/>airmass</text:p>
          </text:deletion>
        </text:changed-region>
        <text:changed-region xml:id="ct94213893621888" text:id="ct94213893621888">
          <text:deletion>
            <office:change-info>
              <dc:creator>Unknown Author</dc:creator>
              <dc:date>2025-10-27T13:54:20</dc:date>
            </office:change-info>
            <text:p text:style-name="P84">required</text:p>
          </text:deletion>
        </text:changed-region>
        <text:changed-region xml:id="ct94213893621648" text:id="ct94213893621648">
          <text:deletion>
            <office:change-info>
              <dc:creator>Unknown Author</dc:creator>
              <dc:date>2025-10-27T13:53:48</dc:date>
            </office:change-info>
            <text:p text:style-name="P84">(a) </text:p>
          </text:deletion>
        </text:changed-region>
        <text:changed-region xml:id="ct94213893621408" text:id="ct94213893621408">
          <text:deletion>
            <office:change-info>
              <dc:creator>Unknown Author</dc:creator>
              <dc:date>2025-10-27T14:01:06</dc:date>
            </office:change-info>
            <text:p text:style-name="P84"/>
            <text:p text:style-name="P84"/>
          </text:deletion>
        </text:changed-region>
        <text:changed-region xml:id="ct94213893621168" text:id="ct94213893621168">
          <text:deletion>
            <office:change-info>
              <dc:creator>Unknown Author</dc:creator>
              <dc:date>2025-10-27T13:47:50</dc:date>
            </office:change-info>
            <text:p text:style-name="P84"/>
            <text:p text:style-name="P84"/>
          </text:deletion>
        </text:changed-region>
        <text:changed-region xml:id="ct94213893610336" text:id="ct94213893610336">
          <text:deletion>
            <office:change-info>
              <dc:creator>Unknown Author</dc:creator>
              <dc:date>2025-10-27T13:46:29</dc:date>
            </office:change-info>
            <text:p text:style-name="P84">The order and time when fields are scheduled is determined b<text:span text:style-name="T1">y</text:span>:</text:p>
          </text:deletion>
        </text:changed-region>
        <text:changed-region xml:id="ct94213893603248" text:id="ct94213893603248">
          <text:deletion>
            <office:change-info>
              <dc:creator>Unknown Author</dc:creator>
              <dc:date>2025-10-27T13:45:56</dc:date>
            </office:change-info>
            <text:p text:style-name="P84"><text:s text:c="5"/></text:p>
          </text:deletion>
        </text:changed-region>
        <text:changed-region xml:id="ct94213893589136" text:id="ct94213893589136">
          <text:deletion>
            <office:change-info>
              <dc:creator>Unknown Author</dc:creator>
              <dc:date>2025-10-27T13:46:36</dc:date>
            </office:change-info>
            <text:p text:style-name="P84"/>
            <text:p text:style-name="Preformatted_20_Text"/>
            <text:p text:style-name="P84"/>
          </text:deletion>
        </text:changed-region>
        <text:changed-region xml:id="ct94213893613088" text:id="ct94213893613088">
          <text:deletion>
            <office:change-info>
              <dc:creator>Unknown Author</dc:creator>
              <dc:date>2025-10-27T13:47:51</dc:date>
            </office:change-info>
            <text:p text:style-name="P84"/>
            <text:p text:style-name="P84"><text:s text:c="3"/>Timing</text:p>
          </text:deletion>
        </text:changed-region>
        <text:changed-region xml:id="ct94213893617104" text:id="ct94213893617104">
          <text:deletion>
            <office:change-info>
              <dc:creator>Unknown Author</dc:creator>
              <dc:date>2025-10-27T14:01:06</dc:date>
            </office:change-info>
            <text:p text:style-name="P84"/>
            <text:p text:style-name="P84"/>
          </text:deletion>
        </text:changed-region>
        <text:changed-region xml:id="ct94213893735280" text:id="ct94213893735280">
          <text:insertion>
            <office:change-info>
              <dc:creator>Unknown Author</dc:creator>
              <dc:date>2025-10-27T13:51:07</dc:date>
            </office:change-info>
          </text:insertion>
        </text:changed-region>
        <text:changed-region xml:id="ct94213893766960" text:id="ct94213893766960">
          <text:insertion>
            <office:change-info>
              <dc:creator>Unknown Author</dc:creator>
              <dc:date>2025-10-28T15:23:18</dc:date>
            </office:change-info>
          </text:insertion>
        </text:changed-region>
        <text:changed-region xml:id="ct94213893768592" text:id="ct94213893768592">
          <text:insertion>
            <office:change-info>
              <dc:creator>Unknown Author</dc:creator>
              <dc:date>2025-10-28T16:24:48</dc:date>
            </office:change-info>
          </text:insertion>
        </text:changed-region>
        <text:changed-region xml:id="ct94213893763088" text:id="ct94213893763088">
          <text:deletion>
            <office:change-info>
              <dc:creator>Unknown Author</dc:creator>
              <dc:date>2025-10-28T17:39:15</dc:date>
            </office:change-info>
            <text:p text:style-name="P91"><text:s/></text:p>
            <text:p text:style-name="P85"/>
            <text:p text:style-name="P91"/>
            <text:p text:style-name="P91"/>
            <text:p text:style-name="P91"/>
          </text:deletion>
        </text:changed-region>
        <text:changed-region xml:id="ct94213893762368" text:id="ct94213893762368">
          <text:deletion>
            <office:change-info>
              <dc:creator>Unknown Author</dc:creator>
              <dc:date>2025-10-27T13:51:04</dc:date>
            </office:change-info>
            <text:p text:style-name="P91">- info for each ompleted exposure (filename, ut, jd, lst, ha, am, expt)- survey code</text:p>
            <text:p text:style-name="P91">- pointing info</text:p>
            <text:p text:style-name="P91">- exposure params ( expt, n_required, interval, shutter code)</text:p>
            <text:p text:style-name="P91">- The UT times and Julian Dates when the the field rised and sets (ut_rise, ut_set, jd_rise, jd_set)</text:p>
            <text:p text:style-name="P91">- JD expected for the next exposure (jd_next).</text:p>
            <text:p text:style-name="P91">- number of exposures completed s far (n_done)</text:p>
            <text:p text:style-name="P91">- total field will be up or remains up (time_up)</text:p>
            <text:p text:style-name="P91">- time required to complete the remaining observations (time_required)</text:p>
            <text:p text:style-name="P91">- time remaining before time_required &gt; time_up ( time_left) </text:p>
            <text:p text:style-name="P94"/>
            <text:p text:style-name="P94"><text:s text:c="3"/>Every field has a descriptor with pertinent info (see "Field" structure in "scheduler.h"):</text:p>
            <text:p text:style-name="P94"/>
            <text:p text:style-name="P94">Field Descriptor</text:p>
            <text:p text:style-name="P94"/>
            <text:p text:style-name="P91">Before each observation, the scheduler updates the status of every field listed in the observation plan. The relative status of the fields and their observational constrains determine which field <text:s/>the scheduler selects.</text:p>
            <text:p text:style-name="P91"/>
          </text:deletion>
        </text:changed-region>
        <text:changed-region xml:id="ct94213893752064" text:id="ct94213893752064">
          <text:deletion>
            <office:change-info>
              <dc:creator>Unknown Author</dc:creator>
              <dc:date>2025-10-28T17:39:15</dc:date>
            </office:change-info>
            <text:p text:style-name="P91"><text:s text:c="3"/></text:p>
          </text:deletion>
        </text:changed-region>
        <text:changed-region xml:id="ct94213927616576" text:id="ct94213927616576">
          <text:insertion>
            <office:change-info>
              <dc:creator>Unknown Author</dc:creator>
              <dc:date>2025-10-29T09:54:49</dc:date>
            </office:change-info>
          </text:insertion>
        </text:changed-region>
        <text:changed-region xml:id="ct94213893764240" text:id="ct94213893764240">
          <text:insertion>
            <office:change-info>
              <dc:creator>Unknown Author</dc:creator>
              <dc:date>2025-10-28T17:38:33</dc:date>
            </office:change-info>
          </text:insertion>
        </text:changed-region>
        <text:changed-region xml:id="ct94213893764544" text:id="ct94213893764544">
          <text:deletion>
            <office:change-info>
              <dc:creator>Unknown Author</dc:creator>
              <dc:date>2025-10-28T17:38:44</dc:date>
            </office:change-info>
            <text:p text:style-name="P92"><text:span text:style-name="T20"/></text:p>
            <text:p text:style-name="P92">Cadences</text:p>
          </text:deletion>
        </text:changed-region>
        <text:changed-region xml:id="ct94213893758416" text:id="ct94213893758416">
          <text:deletion>
            <office:change-info>
              <dc:creator>Unknown Author</dc:creator>
              <dc:date>2025-10-28T17:38:48</dc:date>
            </office:change-info>
            <text:p text:style-name="Preformatted_20_Text"><text:s text:c="2"/></text:p>
          </text:deletion>
        </text:changed-region>
        <text:changed-region xml:id="ct94213893758816" text:id="ct94213893758816">
          <text:deletion>
            <office:change-info>
              <dc:creator>Unknown Author</dc:creator>
              <dc:date>2025-10-28T17:38:51</dc:date>
            </office:change-info>
            <text:p text:style-name="Preformatted_20_Text"/>
            <text:p text:style-name="Preformatted_20_Text"><text:s text:c="2"/></text:p>
          </text:deletion>
        </text:changed-region>
        <text:changed-region xml:id="ct94213893426592" text:id="ct94213893426592">
          <text:insertion>
            <office:change-info>
              <dc:creator>Unknown Author</dc:creator>
              <dc:date>2025-10-28T17:39:01</dc:date>
            </office:change-info>
          </text:insertion>
        </text:changed-region>
        <text:changed-region xml:id="ct94213893773264" text:id="ct94213893773264">
          <text:deletion>
            <office:change-info>
              <dc:creator>Unknown Author</dc:creator>
              <dc:date>2025-10-28T17:39:34</dc:date>
            </office:change-info>
            <text:p text:style-name="P19"><text:s text:c="3"/></text:p>
            <text:p text:style-name="P19"/>
          </text:deletion>
        </text:changed-region>
        <text:changed-region xml:id="ct94213893774192" text:id="ct94213893774192">
          <text:insertion>
            <office:change-info>
              <dc:creator>Unknown Author</dc:creator>
              <dc:date>2025-10-28T17:39:03</dc:date>
            </office:change-info>
          </text:insertion>
        </text:changed-region>
        <text:changed-region xml:id="ct94213893775360" text:id="ct94213893775360">
          <text:deletion>
            <office:change-info>
              <dc:creator>Unknown Author</dc:creator>
              <dc:date>2025-10-28T17:39:39</dc:date>
            </office:change-info>
            <text:p text:style-name="P19"><text:s text:c="3"/></text:p>
            <text:p text:style-name="P19"/>
          </text:deletion>
        </text:changed-region>
        <text:changed-region xml:id="ct94213893776288" text:id="ct94213893776288">
          <text:insertion>
            <office:change-info>
              <dc:creator>Unknown Author</dc:creator>
              <dc:date>2025-10-28T17:39:05</dc:date>
            </office:change-info>
          </text:insertion>
        </text:changed-region>
        <text:changed-region xml:id="ct94213938847424" text:id="ct94213938847424">
          <text:deletion>
            <office:change-info>
              <dc:creator>Unknown Author</dc:creator>
              <dc:date>2025-10-29T10:25:46</dc:date>
            </office:change-info>
            <text:p text:style-name="P19">slew and </text:p>
          </text:deletion>
        </text:changed-region>
        <text:changed-region xml:id="ct94213935402576" text:id="ct94213935402576">
          <text:insertion>
            <office:change-info>
              <dc:creator>Unknown Author</dc:creator>
              <dc:date>2025-10-29T10:25:46</dc:date>
            </office:change-info>
          </text:insertion>
        </text:changed-region>
        <text:changed-region xml:id="ct94213893435440" text:id="ct94213893435440">
          <text:deletion>
            <office:change-info>
              <dc:creator>Unknown Author</dc:creator>
              <dc:date>2025-10-28T17:39:42</dc:date>
            </office:change-info>
            <text:p text:style-name="P19"><text:s text:c="3"/></text:p>
            <text:p text:style-name="P19"/>
          </text:deletion>
        </text:changed-region>
        <text:changed-region xml:id="ct94213893796848" text:id="ct94213893796848">
          <text:deletion>
            <office:change-info>
              <dc:creator>Unknown Author</dc:creator>
              <dc:date>2025-10-28T17:39:44</dc:date>
            </office:change-info>
            <text:p text:style-name="P19"><text:s/></text:p>
          </text:deletion>
        </text:changed-region>
        <text:changed-region xml:id="ct94213893794800" text:id="ct94213893794800">
          <text:insertion>
            <office:change-info>
              <dc:creator>Unknown Author</dc:creator>
              <dc:date>2025-10-28T17:39:45</dc:date>
            </office:change-info>
          </text:insertion>
        </text:changed-region>
        <text:changed-region xml:id="ct94213845293840" text:id="ct94213845293840">
          <text:deletion>
            <office:change-info>
              <dc:creator>Unknown Author</dc:creator>
              <dc:date>2025-10-29T10:25:59</dc:date>
            </office:change-info>
            <text:p text:style-name="P19">&gt;</text:p>
          </text:deletion>
        </text:changed-region>
        <text:changed-region xml:id="ct94213937847136" text:id="ct94213937847136">
          <text:insertion>
            <office:change-info>
              <dc:creator>Unknown Author</dc:creator>
              <dc:date>2025-10-29T10:25:59</dc:date>
            </office:change-info>
          </text:insertion>
        </text:changed-region>
        <text:changed-region xml:id="ct94213893794560" text:id="ct94213893794560">
          <text:deletion>
            <office:change-info>
              <dc:creator>Unknown Author</dc:creator>
              <dc:date>2025-10-28T17:40:21</dc:date>
            </office:change-info>
            <text:p text:style-name="P125"><text:s text:c="2"/></text:p>
          </text:deletion>
        </text:changed-region>
        <text:changed-region xml:id="ct94213893792512" text:id="ct94213893792512">
          <text:insertion>
            <office:change-info>
              <dc:creator>Unknown Author</dc:creator>
              <dc:date>2025-10-28T17:42:28</dc:date>
            </office:change-info>
          </text:insertion>
        </text:changed-region>
        <text:changed-region xml:id="ct94213893785696" text:id="ct94213893785696">
          <text:format-change>
            <office:change-info>
              <dc:creator>Unknown Author</dc:creator>
              <dc:date>2025-10-28T17:41:42</dc:date>
            </office:change-info>
          </text:format-change>
        </text:changed-region>
        <text:changed-region xml:id="ct94213893786656" text:id="ct94213893786656">
          <text:deletion>
            <office:change-info>
              <dc:creator>Unknown Author</dc:creator>
              <dc:date>2025-10-28T17:40:23</dc:date>
            </office:change-info>
            <text:p text:style-name="P7"><text:span text:style-name="T2">n</text:span></text:p>
          </text:deletion>
        </text:changed-region>
        <text:changed-region xml:id="ct94213893787088" text:id="ct94213893787088">
          <text:format-change>
            <office:change-info>
              <dc:creator>Unknown Author</dc:creator>
              <dc:date>2025-10-28T17:41:42</dc:date>
            </office:change-info>
          </text:format-change>
        </text:changed-region>
        <text:changed-region xml:id="ct94213893788704" text:id="ct94213893788704">
          <text:insertion>
            <office:change-info>
              <dc:creator>Unknown Author</dc:creator>
              <dc:date>2025-10-28T17:42:33</dc:date>
            </office:change-info>
          </text:insertion>
        </text:changed-region>
        <text:changed-region xml:id="ct94213893790320" text:id="ct94213893790320">
          <text:deletion>
            <office:change-info>
              <dc:creator>Unknown Author</dc:creator>
              <dc:date>2025-10-28T17:41:57</dc:date>
            </office:change-info>
            <text:p text:style-name="P72">cadence 1: <text:s/></text:p>
          </text:deletion>
        </text:changed-region>
        <text:changed-region xml:id="ct94213893790560" text:id="ct94213893790560">
          <text:insertion>
            <office:change-info>
              <dc:creator>Unknown Author</dc:creator>
              <dc:date>2025-10-28T17:41:57</dc:date>
            </office:change-info>
          </text:insertion>
        </text:changed-region>
        <text:changed-region xml:id="ct94213893780240" text:id="ct94213893780240">
          <text:deletion>
            <office:change-info>
              <dc:creator>Unknown Author</dc:creator>
              <dc:date>2025-10-28T17:42:35</dc:date>
            </office:change-info>
            <text:p text:style-name="P1"><text:s text:c="2"/></text:p>
          </text:deletion>
        </text:changed-region>
        <text:changed-region xml:id="ct94213893780480" text:id="ct94213893780480">
          <text:format-change>
            <office:change-info>
              <dc:creator>Unknown Author</dc:creator>
              <dc:date>2025-10-28T17:42:39</dc:date>
            </office:change-info>
          </text:format-change>
        </text:changed-region>
        <text:changed-region xml:id="ct94213893782096" text:id="ct94213893782096">
          <text:insertion>
            <office:change-info>
              <dc:creator>Unknown Author</dc:creator>
              <dc:date>2025-10-28T17:42:43</dc:date>
            </office:change-info>
          </text:insertion>
        </text:changed-region>
        <text:changed-region xml:id="ct94213893452096" text:id="ct94213893452096">
          <text:insertion>
            <office:change-info>
              <dc:creator>Unknown Author</dc:creator>
              <dc:date>2025-10-28T17:43:24</dc:date>
            </office:change-info>
          </text:insertion>
        </text:changed-region>
        <text:changed-region xml:id="ct94213935209392" text:id="ct94213935209392">
          <text:deletion>
            <office:change-info>
              <dc:creator>Unknown Author</dc:creator>
              <dc:date>2025-10-29T10:27:53</dc:date>
            </office:change-info>
            <text:p text:style-name="Preformatted_20_Text"><text:s/>parallel</text:p>
          </text:deletion>
        </text:changed-region>
        <text:changed-region xml:id="ct94213893783584" text:id="ct94213893783584">
          <text:deletion>
            <office:change-info>
              <dc:creator>Unknown Author</dc:creator>
              <dc:date>2025-10-28T17:42:51</dc:date>
            </office:change-info>
            <text:p text:style-name="Preformatted_20_Text"><text:s text:c="2"/></text:p>
          </text:deletion>
        </text:changed-region>
        <text:changed-region xml:id="ct94213893456864" text:id="ct94213893456864">
          <text:deletion>
            <office:change-info>
              <dc:creator>Unknown Author</dc:creator>
              <dc:date>2025-10-28T17:43:00</dc:date>
            </office:change-info>
            <text:p text:style-name="Preformatted_20_Text"/>
            <text:p text:style-name="Preformatted_20_Text"/>
          </text:deletion>
        </text:changed-region>
        <text:changed-region xml:id="ct94213845235744" text:id="ct94213845235744">
          <text:insertion>
            <office:change-info>
              <dc:creator>Unknown Author</dc:creator>
              <dc:date>2025-10-29T10:28:01</dc:date>
            </office:change-info>
          </text:insertion>
        </text:changed-region>
        <text:changed-region xml:id="ct94213842445488" text:id="ct94213842445488">
          <text:deletion>
            <office:change-info>
              <dc:creator>Unknown Author</dc:creator>
              <dc:date>2025-10-29T10:28:16</dc:date>
            </office:change-info>
            <text:p text:style-name="Preformatted_20_Text">during</text:p>
          </text:deletion>
        </text:changed-region>
        <text:changed-region xml:id="ct94213937654576" text:id="ct94213937654576">
          <text:deletion>
            <office:change-info>
              <dc:creator>Unknown Author</dc:creator>
              <dc:date>2025-10-29T10:33:19</dc:date>
            </office:change-info>
            <text:p text:style-name="Preformatted_20_Text"><text:s/></text:p>
          </text:deletion>
        </text:changed-region>
        <text:changed-region xml:id="ct94213844516928" text:id="ct94213844516928">
          <text:deletion>
            <office:change-info>
              <dc:creator>Unknown Author</dc:creator>
              <dc:date>2025-10-29T10:32:49</dc:date>
            </office:change-info>
            <text:p text:style-name="Preformatted_20_Text"><text:s/></text:p>
          </text:deletion>
        </text:changed-region>
        <text:changed-region xml:id="ct94213843890272" text:id="ct94213843890272">
          <text:insertion>
            <office:change-info>
              <dc:creator>Unknown Author</dc:creator>
              <dc:date>2025-10-29T10:32:52</dc:date>
            </office:change-info>
          </text:insertion>
        </text:changed-region>
        <text:changed-region xml:id="ct94213845287696" text:id="ct94213845287696">
          <text:insertion>
            <office:change-info>
              <dc:creator>Unknown Author</dc:creator>
              <dc:date>2025-10-29T10:28:23</dc:date>
            </office:change-info>
          </text:insertion>
        </text:changed-region>
        <text:changed-region xml:id="ct94213893785440" text:id="ct94213893785440">
          <text:insertion>
            <office:change-info>
              <dc:creator>Unknown Author</dc:creator>
              <dc:date>2025-10-28T17:43:01</dc:date>
            </office:change-info>
          </text:insertion>
        </text:changed-region>
        <text:changed-region xml:id="ct94213893797776" text:id="ct94213893797776">
          <text:insertion>
            <office:change-info>
              <dc:creator>Unknown Author</dc:creator>
              <dc:date>2025-10-28T17:43:04</dc:date>
            </office:change-info>
          </text:insertion>
        </text:changed-region>
        <text:changed-region xml:id="ct94213937191440" text:id="ct94213937191440">
          <text:insertion>
            <office:change-info>
              <dc:creator>Unknown Author</dc:creator>
              <dc:date>2025-10-29T10:28:27</dc:date>
            </office:change-info>
          </text:insertion>
        </text:changed-region>
        <text:changed-region xml:id="ct94213893798016" text:id="ct94213893798016">
          <text:insertion>
            <office:change-info>
              <dc:creator>Unknown Author</dc:creator>
              <dc:date>2025-10-28T17:43:09</dc:date>
            </office:change-info>
          </text:insertion>
        </text:changed-region>
        <text:changed-region xml:id="ct94213937912384" text:id="ct94213937912384">
          <text:insertion>
            <office:change-info>
              <dc:creator>Unknown Author</dc:creator>
              <dc:date>2025-10-29T10:28:41</dc:date>
            </office:change-info>
          </text:insertion>
        </text:changed-region>
        <text:changed-region xml:id="ct94213893799632" text:id="ct94213893799632">
          <text:format-change>
            <office:change-info>
              <dc:creator>Unknown Author</dc:creator>
              <dc:date>2025-10-28T17:43:18</dc:date>
            </office:change-info>
          </text:format-change>
        </text:changed-region>
        <text:changed-region xml:id="ct94213893799872" text:id="ct94213893799872">
          <text:deletion>
            <office:change-info>
              <dc:creator>Unknown Author</dc:creator>
              <dc:date>2025-10-28T17:43:20</dc:date>
            </office:change-info>
            <text:p text:style-name="P1"><text:s text:c="2"/></text:p>
          </text:deletion>
        </text:changed-region>
        <text:changed-region xml:id="ct94213893800112" text:id="ct94213893800112">
          <text:format-change>
            <office:change-info>
              <dc:creator>Unknown Author</dc:creator>
              <dc:date>2025-10-28T17:43:18</dc:date>
            </office:change-info>
          </text:format-change>
        </text:changed-region>
        <text:changed-region xml:id="ct94213937002752" text:id="ct94213937002752">
          <text:insertion>
            <office:change-info>
              <dc:creator>Unknown Author</dc:creator>
              <dc:date>2025-10-29T10:32:34</dc:date>
            </office:change-info>
          </text:insertion>
        </text:changed-region>
        <text:changed-region xml:id="ct94213939083248" text:id="ct94213939083248">
          <text:insertion>
            <office:change-info>
              <dc:creator>Unknown Author</dc:creator>
              <dc:date>2025-10-29T10:33:04</dc:date>
            </office:change-info>
          </text:insertion>
        </text:changed-region>
        <text:changed-region xml:id="ct94213927998592" text:id="ct94213927998592">
          <text:deletion>
            <office:change-info>
              <dc:creator>Unknown Author</dc:creator>
              <dc:date>2025-10-29T10:33:07</dc:date>
            </office:change-info>
            <text:p text:style-name="Preformatted_20_Text">w</text:p>
          </text:deletion>
        </text:changed-region>
        <text:changed-region xml:id="ct94213938957056" text:id="ct94213938957056">
          <text:insertion>
            <office:change-info>
              <dc:creator>Unknown Author</dc:creator>
              <dc:date>2025-10-29T10:32:39</dc:date>
            </office:change-info>
          </text:insertion>
        </text:changed-region>
        <text:changed-region xml:id="ct94213845913648" text:id="ct94213845913648">
          <text:deletion>
            <office:change-info>
              <dc:creator>Unknown Author</dc:creator>
              <dc:date>2025-10-29T10:32:22</dc:date>
            </office:change-info>
            <text:p text:style-name="Preformatted_20_Text"><text:s/>and </text:p>
          </text:deletion>
        </text:changed-region>
        <text:changed-region xml:id="ct94213937912144" text:id="ct94213937912144">
          <text:insertion>
            <office:change-info>
              <dc:creator>Unknown Author</dc:creator>
              <dc:date>2025-10-29T10:32:24</dc:date>
            </office:change-info>
          </text:insertion>
        </text:changed-region>
        <text:changed-region xml:id="ct94213937276672" text:id="ct94213937276672">
          <text:deletion>
            <office:change-info>
              <dc:creator>Unknown Author</dc:creator>
              <dc:date>2025-10-29T10:33:11</dc:date>
            </office:change-info>
            <text:p text:style-name="Preformatted_20_Text"/>
            <text:p text:style-name="Preformatted_20_Text"><text:s text:c="2"/></text:p>
          </text:deletion>
        </text:changed-region>
        <text:changed-region xml:id="ct94213939567248" text:id="ct94213939567248">
          <text:insertion>
            <office:change-info>
              <dc:creator>Unknown Author</dc:creator>
              <dc:date>2025-10-29T10:33:11</dc:date>
            </office:change-info>
          </text:insertion>
        </text:changed-region>
        <text:changed-region xml:id="ct94213845243664" text:id="ct94213845243664">
          <text:deletion>
            <office:change-info>
              <dc:creator>Unknown Author</dc:creator>
              <dc:date>2025-10-29T10:33:13</dc:date>
            </office:change-info>
            <text:p text:style-name="Preformatted_20_Text"/>
            <text:p text:style-name="Preformatted_20_Text"><text:s text:c="2"/></text:p>
          </text:deletion>
        </text:changed-region>
        <text:changed-region xml:id="ct94213834253312" text:id="ct94213834253312">
          <text:insertion>
            <office:change-info>
              <dc:creator>Unknown Author</dc:creator>
              <dc:date>2025-10-29T10:33:14</dc:date>
            </office:change-info>
          </text:insertion>
        </text:changed-region>
        <text:changed-region xml:id="ct94213937047280" text:id="ct94213937047280">
          <text:deletion>
            <office:change-info>
              <dc:creator>Unknown Author</dc:creator>
              <dc:date>2025-10-29T10:33:39</dc:date>
            </office:change-info>
            <text:p text:style-name="Preformatted_20_Text"><text:s/></text:p>
          </text:deletion>
        </text:changed-region>
        <text:changed-region xml:id="ct94213938983584" text:id="ct94213938983584">
          <text:deletion>
            <office:change-info>
              <dc:creator>Unknown Author</dc:creator>
              <dc:date>2025-10-29T10:33:16</dc:date>
            </office:change-info>
            <text:p text:style-name="Preformatted_20_Text"/>
            <text:p text:style-name="Preformatted_20_Text"><text:s text:c="2"/></text:p>
          </text:deletion>
        </text:changed-region>
        <text:changed-region xml:id="ct94213842443920" text:id="ct94213842443920">
          <text:insertion>
            <office:change-info>
              <dc:creator>Unknown Author</dc:creator>
              <dc:date>2025-10-29T10:33:17</dc:date>
            </office:change-info>
          </text:insertion>
        </text:changed-region>
        <text:changed-region xml:id="ct94213937144816" text:id="ct94213937144816">
          <text:insertion>
            <office:change-info>
              <dc:creator>Unknown Author</dc:creator>
              <dc:date>2025-10-29T10:33:47</dc:date>
            </office:change-info>
          </text:insertion>
        </text:changed-region>
        <text:changed-region xml:id="ct94213845314192" text:id="ct94213845314192">
          <text:deletion>
            <office:change-info>
              <dc:creator>Unknown Author</dc:creator>
              <dc:date>2025-10-29T10:33:44</dc:date>
            </office:change-info>
            <text:p text:style-name="Preformatted_20_Text"><text:s text:c="2"/></text:p>
          </text:deletion>
        </text:changed-region>
        <text:changed-region xml:id="ct94213933387520" text:id="ct94213933387520">
          <text:insertion>
            <office:change-info>
              <dc:creator>Unknown Author</dc:creator>
              <dc:date>2025-10-29T10:33:45</dc:date>
            </office:change-info>
          </text:insertion>
        </text:changed-region>
        <text:changed-region xml:id="ct94213893805168" text:id="ct94213893805168">
          <text:insertion>
            <office:change-info>
              <dc:creator>Unknown Author</dc:creator>
              <dc:date>2025-10-28T17:43:30</dc:date>
            </office:change-info>
          </text:insertion>
        </text:changed-region>
        <text:changed-region xml:id="ct94213937534800" text:id="ct94213937534800">
          <text:deletion>
            <office:change-info>
              <dc:creator>Unknown Author</dc:creator>
              <dc:date>2025-10-29T10:31:54</dc:date>
            </office:change-info>
            <text:p text:style-name="Preformatted_20_Text"><text:s text:c="2"/></text:p>
          </text:deletion>
        </text:changed-region>
        <text:changed-region xml:id="ct94213893806096" text:id="ct94213893806096">
          <text:insertion>
            <office:change-info>
              <dc:creator>Unknown Author</dc:creator>
              <dc:date>2025-10-28T17:43:32</dc:date>
            </office:change-info>
          </text:insertion>
        </text:changed-region>
        <text:changed-region xml:id="ct94213935770672" text:id="ct94213935770672">
          <text:deletion>
            <office:change-info>
              <dc:creator>Unknown Author</dc:creator>
              <dc:date>2025-10-29T10:29:04</dc:date>
            </office:change-info>
            <text:p text:style-name="P83">transfer</text:p>
          </text:deletion>
        </text:changed-region>
        <text:changed-region xml:id="ct94213845311488" text:id="ct94213845311488">
          <text:insertion>
            <office:change-info>
              <dc:creator>Unknown Author</dc:creator>
              <dc:date>2025-10-29T10:29:50</dc:date>
            </office:change-info>
          </text:insertion>
        </text:changed-region>
        <text:changed-region xml:id="ct94213893806576" text:id="ct94213893806576">
          <text:deletion>
            <office:change-info>
              <dc:creator>Unknown Author</dc:creator>
              <dc:date>2025-10-28T17:43:39</dc:date>
            </office:change-info>
            <text:p text:style-name="P83"><text:s/></text:p>
          </text:deletion>
        </text:changed-region>
        <text:changed-region xml:id="ct94213893806816" text:id="ct94213893806816">
          <text:insertion>
            <office:change-info>
              <dc:creator>Unknown Author</dc:creator>
              <dc:date>2025-10-28T17:43:55</dc:date>
            </office:change-info>
          </text:insertion>
        </text:changed-region>
        <text:changed-region xml:id="ct94213937001040" text:id="ct94213937001040">
          <text:deletion>
            <office:change-info>
              <dc:creator>Unknown Author</dc:creator>
              <dc:date>2025-10-29T10:30:05</dc:date>
            </office:change-info>
            <text:p text:style-name="P83">slew</text:p>
          </text:deletion>
        </text:changed-region>
        <text:changed-region xml:id="ct94213893807056" text:id="ct94213893807056">
          <text:insertion>
            <office:change-info>
              <dc:creator>Unknown Author</dc:creator>
              <dc:date>2025-10-28T17:43:42</dc:date>
            </office:change-info>
          </text:insertion>
        </text:changed-region>
        <text:changed-region xml:id="ct94213939682144" text:id="ct94213939682144">
          <text:insertion>
            <office:change-info>
              <dc:creator>Unknown Author</dc:creator>
              <dc:date>2025-10-29T10:30:23</dc:date>
            </office:change-info>
          </text:insertion>
        </text:changed-region>
        <text:changed-region xml:id="ct94213845103712" text:id="ct94213845103712">
          <text:deletion>
            <office:change-info>
              <dc:creator>Unknown Author</dc:creator>
              <dc:date>2025-10-29T10:30:34</dc:date>
            </office:change-info>
            <text:p text:style-name="P83">transfer </text:p>
          </text:deletion>
        </text:changed-region>
        <text:changed-region xml:id="ct94213938037312" text:id="ct94213938037312">
          <text:insertion>
            <office:change-info>
              <dc:creator>Unknown Author</dc:creator>
              <dc:date>2025-10-29T10:31:34</dc:date>
            </office:change-info>
          </text:insertion>
        </text:changed-region>
        <text:changed-region xml:id="ct94213939066144" text:id="ct94213939066144">
          <text:deletion>
            <office:change-info>
              <dc:creator>Unknown Author</dc:creator>
              <dc:date>2025-10-29T10:30:28</dc:date>
            </office:change-info>
            <text:p text:style-name="P83">slew</text:p>
          </text:deletion>
        </text:changed-region>
        <text:changed-region xml:id="ct94213845330928" text:id="ct94213845330928">
          <text:insertion>
            <office:change-info>
              <dc:creator>Unknown Author</dc:creator>
              <dc:date>2025-10-29T10:29:06</dc:date>
            </office:change-info>
          </text:insertion>
        </text:changed-region>
        <text:changed-region xml:id="ct94213938122944" text:id="ct94213938122944">
          <text:insertion>
            <office:change-info>
              <dc:creator>Unknown Author</dc:creator>
              <dc:date>2025-10-29T10:30:01</dc:date>
            </office:change-info>
          </text:insertion>
        </text:changed-region>
        <text:changed-region xml:id="ct94213927892480" text:id="ct94213927892480">
          <text:insertion>
            <office:change-info>
              <dc:creator>Unknown Author</dc:creator>
              <dc:date>2025-10-29T10:31:08</dc:date>
            </office:change-info>
          </text:insertion>
        </text:changed-region>
        <text:changed-region xml:id="ct94213893808912" text:id="ct94213893808912">
          <text:deletion>
            <office:change-info>
              <dc:creator>Unknown Author</dc:creator>
              <dc:date>2025-10-28T17:45:05</dc:date>
            </office:change-info>
            <text:p text:style-name="Preformatted_20_Text">Currently, only cadence 1 is implemented.</text:p>
          </text:deletion>
        </text:changed-region>
        <text:changed-region xml:id="ct94213893808672" text:id="ct94213893808672">
          <text:deletion>
            <office:change-info>
              <dc:creator>Unknown Author</dc:creator>
              <dc:date>2025-10-28T17:44:24</dc:date>
            </office:change-info>
            <text:p text:style-name="Preformatted_20_Text"><text:s text:c="2"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eduler Manual</text:p>
      <text:p text:style-name="Preformatted_20_Text">D. Rabinowitz 2025 Oct 27<text:change-start text:change-id="ct94213834108480"/></text:p>
      <text:p text:style-name="Preformatted_20_Text"/>
      <text:p text:style-name="P76">Contents<text:change-end text:change-id="ct94213834108480"/><text:change-start text:change-id="ct94213928028432"/></text:p>
      <text:p text:style-name="P76">1. Overview</text:p>
      <text:p text:style-name="P76">2. Observation Plan</text:p>
      <text:p text:style-name="P76">3. Observation Selection<text:change-end text:change-id="ct94213928028432"/><text:change-start text:change-id="ct94213937147344"/></text:p>
      <text:p text:style-name="P76">4. Observing Caden<text:change-end text:change-id="ct94213937147344"/><text:change-start text:change-id="ct94213936798096"/>ce<text:change-end text:change-id="ct94213936798096"/></text:p>
      <text:p text:style-name="Preformatted_20_Text"/>
      <text:p text:style-name="Preformatted_20_Text"><text:change text:change-id="ct94213893438128"/><text:change-start text:change-id="ct94213893457728"/><text:span text:style-name="T84">1. </text:span><text:change-end text:change-id="ct94213893457728"/><text:change-start text:change-id="ct94213893458336"/><text:span text:style-name="T2">Overview</text:span><text:change-end text:change-id="ct94213893458336"/></text:p>
      <text:p text:style-name="Preformatted_20_Text"/>
      <text:p text:style-name="P2"><text:change text:change-id="ct94213893458096"/>The LS4 scheduler <text:change text:change-id="ct94213893455808"/><text:change text:change-id="ct94213893456048"/>reads in a plan of observation<text:change-start text:change-id="ct94213893324160"/><text:span text:style-name="T84">s (aka </text:span><text:span text:style-name="T74">“fields”)</text:span><text:change-end text:change-id="ct94213893324160"/> from a text file, and sends commands to the control programs for the telescope (questctl) and the LS4 camera (ls4_ccp<text:change text:change-id="ct94213893482592"/>) to implement the observations.<text:change-start text:change-id="ct94213893614592"/> <text:span text:style-name="T52">The scheduler determines which fields will be observed and the</text:span><text:span text:style-name="T84">ir</text:span><text:span text:style-name="T52"> order depending on code</text:span><text:span text:style-name="T53">s</text:span><text:span text:style-name="T52"> in the observing plan and observational constraints specific to the type of observation.</text:span></text:p>
      <text:p text:style-name="P2"/>
      <text:p text:style-name="P74">Start and Stop</text:p>
      <text:p text:style-name="P2"/>
      <text:p text:style-name="P76">Typically, the scheduler is started by a control script (obs_control) that also starts up the control programs for the telescope and camera. When the scheduler is started, 5 command-line arguments must also be provided:</text:p>
      <text:p text:style-name="P76"/>
      <text:p text:style-name="P76"><text:s text:c="4"/>scheduler [obsplan] [yyyy] [mm] [dd] [verbose_flag]</text:p>
      <text:p text:style-name="P76"/>
      <text:p text:style-name="P76">where <text:span text:style-name="T73">“</text:span>obsplan<text:span text:style-name="T73">”</text:span> is the name of the obsplan file, <text:span text:style-name="T73">“</text:span> yyyy mm dd<text:span text:style-name="T73">” is the UT date </text:span><text:span text:style-name="T83">for the following morning, and verbose_flag (0, 1,or 2) specifies the detail of message logging.</text:span></text:p>
      <text:p text:style-name="P76"><text:span text:style-name="T83"/></text:p>
      <text:p text:style-name="P80">To stop the scheduler (leading to an exit) or to pause the scheduler (temporarily suspending observations), a Linux signal must be send to the scheduler ( by sending a signal (SIGTERM <text:s/>stop, SIGUSR <text:s/>to puase) to the process. See <text:span text:style-name="T73">“pause_scheduler” and “stop_scheduler” scripts.</text:span></text:p>
      <text:p text:style-name="P81"/>
      <text:p text:style-name="P74">Main Event Loop</text:p>
      <text:p text:style-name="P80"/>
      <text:p text:style-name="P75"><text:span text:style-name="T106">At</text:span> the highest level, <text:span text:style-name="T106">scheduler implements the following main-even loop</text:span>:</text:p>
      <text:p text:style-name="P2"/>
      <text:p text:style-name="P75"><text:s text:c="4"/>Read in and initialize observation plan.</text:p>
      <text:p text:style-name="P2"/>
      <text:p text:style-name="P2"><text:s text:c="4"/><text:span text:style-name="T103">W</text:span><text:span text:style-name="T102">ait until sun goes down, dome opens, and telescope is ready to command.</text:span></text:p>
      <text:p text:style-name="P2"/>
      <text:p text:style-name="P2"><text:s text:c="4"/><text:span text:style-name="T102">While not yet morning twilight:</text:span></text:p>
      <text:p text:style-name="P2"/>
      <text:p text:style-name="P2"><text:s text:c="8"/><text:span text:style-name="T102">if telescope ready:</text:span></text:p>
      <text:p text:style-name="P2"/>
      <text:p text:style-name="P5"><text:s text:c="10"/><text:span text:style-name="T102">if stop requested:</text:span></text:p>
      <text:p text:style-name="P5"><text:span text:style-name="T102"><text:s text:c="13"/>sto</text:span><text:span text:style-name="T103">p telescope tracking</text:span></text:p>
      <text:p text:style-name="P5"/>
      <text:p text:style-name="P5"><text:span text:style-name="T102"><text:s text:c="10"/></text:span><text:span text:style-name="T103">else if bad weather</text:span><text:span text:style-name="T102">:</text:span></text:p>
      <text:p text:style-name="P2"><text:s text:c="13"/><text:span text:style-name="T103">stow the telescope and close dome</text:span></text:p>
      <text:p text:style-name="P2"/>
      <text:p text:style-name="P2"><text:s text:c="10"/><text:span text:style-name="T102">else if dome is closed </text:span><text:span text:style-name="T104">or scheduler is paused</text:span><text:span text:style-name="T102">:</text:span></text:p>
      <text:p text:style-name="P2"><text:s text:c="13"/><text:span text:style-name="T102">wait 10 sec</text:span></text:p>
      <text:p text:style-name="P2"/>
      <text:p text:style-name="P2"><text:s text:c="10"/><text:span text:style-name="T102">else:</text:span><text:span text:style-name="T105"> </text:span></text:p>
      <text:p text:style-name="P2"><text:s text:c="12"/><text:span text:style-name="T102">select next field to observe.</text:span></text:p>
      <text:p text:style-name="P2"><text:s text:c="12"/><text:span text:style-name="T81">P</text:span><text:span text:style-name="T102">oint telescope </text:span><text:span text:style-name="T103">and </text:span><text:span text:style-name="T102">take exposure.</text:span></text:p>
      <text:p text:style-name="P2"/>
      <text:p text:style-name="P2"><text:soft-page-break/><text:s text:c="8"/><text:span text:style-name="T82">e</text:span><text:span text:style-name="T104">lse:</text:span></text:p>
      <text:p text:style-name="P5"><text:s text:c="10"/><text:span text:style-name="T102">wait 10 sec</text:span></text:p>
      <text:p text:style-name="P5"/>
      <text:p text:style-name="P6"><text:s text:c="4"/><text:span text:style-name="T104">Stow telescope, close dome and exit</text:span></text:p>
      <text:p text:style-name="P5"/>
      <text:p text:style-name="P81"/>
      <text:p text:style-name="P13"><text:span text:style-name="T32">2.</text:span><text:span text:style-name="T13"> </text:span><text:span text:style-name="T3">Observation Plan</text:span><text:span text:style-name="T2"> </text:span></text:p>
      <text:p text:style-name="P4"/>
      <text:p text:style-name="P15">Each line of an observation plan <text:s/>("obsplan") <text:span text:style-name="T21">specifie</text:span><text:span text:style-name="T84">s</text:span><text:span text:style-name="T21"> the</text:span> following:</text:p>
      <text:p text:style-name="P35"><text:span text:style-name="T4">ra</text:span><text:span text:style-name="T46">, </text:span><text:span text:style-name="T4">dec</text:span><text:span text:style-name="T46"> : </text:span>telescope pointing (hours, deg)</text:p>
      <text:p text:style-name="P27"><text:span text:style-name="T4">expt</text:span><text:span text:style-name="T46"> : </text:span>exposure time <text:span text:style-name="T92">(</text:span>sec <text:span text:style-name="T92">)</text:span></text:p>
      <text:p text:style-name="P27"><text:span text:style-name="T2">shutter code</text:span> : ( <text:span text:style-name="T52">explained below</text:span>)</text:p>
      <text:p text:style-name="P28"><text:span text:style-name="T2">n_required : </text:span>required number of exposures</text:p>
      <text:p text:style-name="P28"><text:span text:style-name="T2">interv</text:span><text:span text:style-name="T3">a</text:span><text:span text:style-name="T2">l : </text:span>requested exposure interval <text:span text:style-name="T46">(</text:span>sec<text:span text:style-name="T46">)</text:span> </text:p>
      <text:p text:style-name="P27"><text:span text:style-name="T2">survey code</text:span> (<text:span text:style-name="T52">explained below</text:span>).</text:p>
      <text:p text:style-name="P27"><text:span text:style-name="T2">comment</text:span> (<text:span text:style-name="T46">extra info </text:span><text:span text:style-name="T92">for reference purposes</text:span>)</text:p>
      <text:p text:style-name="P27"/>
      <text:p text:style-name="P16"><text:span text:style-name="T13">S</text:span><text:span text:style-name="T2">urvey Codes </text:span><text:span text:style-name="T52">(integer from 0 to 4)</text:span>: </text:p>
      <text:p text:style-name="P32"><text:span text:style-name="T27">0: no survey </text:span><text:span text:style-name="T37">(generic observation)</text:span></text:p>
      <text:p text:style-name="P23"><text:span text:style-name="T27">1: Trans-</text:span><text:span text:style-name="T28">N</text:span><text:span text:style-name="T27">eptunian Object survey</text:span></text:p>
      <text:p text:style-name="P25"><text:span text:style-name="T27">2: </text:span><text:span text:style-name="T23">Supernova survey</text:span></text:p>
      <text:p text:style-name="P95">3: Must-do high-priority code</text:p>
      <text:p text:style-name="P25"><text:span text:style-name="T23">4: Ligo </text:span><text:span text:style-name="T32">event </text:span><text:span text:style-name="T23">followup</text:span></text:p>
      <text:p text:style-name="P95"/>
      <text:p text:style-name="P17"><text:span text:style-name="T10">Shutter</text:span><text:span text:style-name="T2"> Codes</text:span> <text:span text:style-name="T52">(upper or lower case)</text:span>: </text:p>
      <text:p text:style-name="P33"><text:span text:style-name="T29">N</text:span><text:span text:style-name="T27">: </text:span><text:span text:style-name="T29">dark field </text:span><text:span text:style-name="T32">(see note below)</text:span></text:p>
      <text:p text:style-name="P24"><text:span text:style-name="T29">Y</text:span><text:span text:style-name="T27">: </text:span><text:span text:style-name="T29">sky field</text:span></text:p>
      <text:p text:style-name="P26"><text:span text:style-name="T29">F</text:span><text:span text:style-name="T27">: </text:span><text:span text:style-name="T29">focus field</text:span></text:p>
      <text:p text:style-name="P26"><text:span text:style-name="T29">P</text:span><text:span text:style-name="T23">: </text:span><text:span text:style-name="T29">pointing-calibration field</text:span></text:p>
      <text:p text:style-name="P26"><text:span text:style-name="T29">E</text:span><text:span text:style-name="T23">: </text:span><text:span text:style-name="T29">evening twilight fla</text:span><text:span text:style-name="T37">t</text:span></text:p>
      <text:p text:style-name="P96">M: morning twilight flat</text:p>
      <text:p text:style-name="P96">L: dome flat</text:p>
      <text:p text:style-name="P39"><text:span text:style-name="T32">Note</text:span><text:span text:style-name="T13">: </text:span><text:span text:style-name="T32">darks</text:span><text:span text:style-name="T30"> <text:s/>with dec = -1, 0, 1 deg will be observed in evening twilight, dark time, and morning twilight, respectively. Otherwise, </text:span><text:span text:style-name="T32">there is </text:span><text:span text:style-name="T30">no time restriction.</text:span></text:p>
      <text:p text:style-name="P98"/>
      <text:p text:style-name="P11"><text:span text:style-name="T32">3.</text:span><text:span text:style-name="T11"> Observation</text:span><text:span text:style-name="T3"> Selection</text:span></text:p>
      <text:p text:style-name="P86"/>
      <text:p text:style-name="P11"><text:span text:style-name="T24">Before each observation, the scheduler updates the status of every </text:span><text:span text:style-name="T25">planned observation</text:span><text:span text:style-name="T24">. The relative status of the </text:span><text:span text:style-name="T31">observations</text:span><text:span text:style-name="T24"> and their </text:span><text:span text:style-name="T31">selection</text:span><text:span text:style-name="T24"> constrain</text:span><text:span text:style-name="T25">t</text:span><text:span text:style-name="T24">s determine </text:span><text:span text:style-name="T25">the next observation to make</text:span><text:span text:style-name="T24">.</text:span></text:p>
      <text:p text:style-name="P88"/>
      <text:p text:style-name="P2"><text:span text:style-name="T11">Selection</text:span><text:span text:style-name="T2"> </text:span><text:span text:style-name="T11">Constraints</text:span></text:p>
      <text:p text:style-name="P21"/>
      <text:p text:style-name="P31">- <text:span text:style-name="T4">pointing limits</text:span><text:span text:style-name="T46"> (e.g. limiting</text:span> airmass,<text:span text:style-name="T22"> </text:span>hour angl<text:span text:style-name="T21">e, </text:span><text:span text:style-name="T46">galactic latitude, moon separation)</text:span></text:p>
      <text:p text:style-name="P31"><text:soft-page-break/>- <text:span text:style-name="T4">exposure requirements</text:span><text:span text:style-name="T46"> (expt</text:span>, <text:span text:style-name="T46">n_re</text:span><text:span text:style-name="T49">q</text:span><text:span text:style-name="T46">uired</text:span>, <text:span text:style-name="T46">interval)</text:span></text:p>
      <text:p text:style-name="P22">- <text:span text:style-name="T11">observable</text:span><text:span text:style-name="T53"> </text:span><text:span text:style-name="T4">sky</text:span><text:span text:style-name="T46"> (visible area of night sky)</text:span>.</text:p>
      <text:p text:style-name="P22">- <text:span text:style-name="T2">interruptions</text:span> <text:span text:style-name="T46">(dome closed for weather or maintenance</text:span>).</text:p>
      <text:p text:style-name="P22">- <text:span text:style-name="T4">observation</text:span><text:span text:style-name="T2"> cadence</text:span> (<text:span text:style-name="T46">minimum </text:span>time between observations). </text:p>
      <text:p text:style-name="P22">- <text:span text:style-name="T8">survey code</text:span><text:span text:style-name="T49"> (survey-specific constraints)</text:span></text:p>
      <text:p text:style-name="P18"/>
      <text:p text:style-name="P12"><text:span text:style-name="T3">Field </text:span><text:span text:style-name="T13">Descriptor</text:span></text:p>
      <text:p text:style-name="P8"/>
      <text:p text:style-name="P9"><text:span text:style-name="T92">Internally, the scheduler maintaints a</text:span> field descriptor <text:span text:style-name="T92">for every planned observations. This records the current</text:span> <text:span text:style-name="T53">status and observing parameters</text:span> (see "Field" structure in "scheduler.h"):</text:p>
      <text:p text:style-name="P9"/>
      <text:p text:style-name="P34">- <text:span text:style-name="T2">survey code </text:span><text:span text:style-name="T32">(from obsplan)</text:span></text:p>
      <text:p text:style-name="P29"><text:span text:style-name="T2">- </text:span><text:span text:style-name="T11">shutter code </text:span><text:span text:style-name="T32">(from obsplan)</text:span></text:p>
      <text:p text:style-name="P29"><text:span text:style-name="T11">- </text:span><text:span text:style-name="T12">status code </text:span><text:span text:style-name="T33">( </text:span><text:span text:style-name="T38">see descriptions below</text:span><text:span text:style-name="T64"> )</text:span></text:p>
      <text:p text:style-name="P29">- <text:span text:style-name="T2">pointing info</text:span> <text:span text:style-name="T47">(</text:span><text:span text:style-name="T5">ra, dec, galactic lat, long, lunar separation</text:span><text:span text:style-name="T47">)</text:span></text:p>
      <text:p text:style-name="P54">- <text:span text:style-name="T14">exposure</text:span><text:span text:style-name="T5"> info</text:span><text:span text:style-name="T2"> </text:span>( <text:span text:style-name="T2">expt, n_required, interva</text:span><text:span text:style-name="T14">l</text:span>)</text:p>
      <text:p text:style-name="P54">- <text:span text:style-name="T5">rise/set </text:span><text:span text:style-name="T14">times</text:span><text:span text:style-name="T47"> (</text:span>UT <text:span text:style-name="T47">hours</text:span> and Julian Da<text:span text:style-name="T47">ys </text:span><text:span text:style-name="T2">ut_rise, ut_set, jd_rise, jd_set</text:span>)</text:p>
      <text:p text:style-name="P54">- <text:span text:style-name="T6">expected time of next exposure</text:span><text:span text:style-name="T48"> (Julian Date </text:span><text:span text:style-name="T2">jd_next</text:span>).</text:p>
      <text:p text:style-name="P54">- <text:span text:style-name="T2">number of </text:span><text:span text:style-name="T6">completed </text:span><text:span text:style-name="T2">exposures</text:span> (<text:span text:style-name="T2">n_done</text:span>)</text:p>
      <text:p text:style-name="P55">- <text:span text:style-name="T6">up</text:span><text:span text:style-name="T48"> </text:span><text:span text:style-name="T6">time</text:span><text:span text:style-name="T48"> before field sets or sun rises (</text:span><text:span text:style-name="T6">time_up</text:span>)</text:p>
      <text:p text:style-name="P54">- <text:span text:style-name="T6">completion</text:span><text:span text:style-name="T48"> </text:span><text:span text:style-name="T2">time </text:span><text:span text:style-name="T26">for</text:span> <text:span text:style-name="T48">remaining</text:span> observations (<text:span text:style-name="T2">time_required</text:span>)</text:p>
      <text:p text:style-name="P54">- <text:span text:style-name="T2">time </text:span><text:span text:style-name="T6">left</text:span><text:span text:style-name="T48"> before </text:span>time_required <text:span text:style-name="T48">exceeds</text:span> time_up (<text:span text:style-name="T2">time_left</text:span>)</text:p>
      <text:p text:style-name="P30">- <text:span text:style-name="T15">completed</text:span><text:span text:style-name="T93"> </text:span><text:span text:style-name="T7">exposure info</text:span> (<text:span text:style-name="T2">filename, ut, jd, lst, ha, am, </text:span><text:span text:style-name="T15">actual_</text:span><text:span text:style-name="T2">expt</text:span>)</text:p>
      <text:p text:style-name="P30">- <text:span text:style-name="T9">doable</text:span><text:span text:style-name="T50"> </text:span><text:span text:style-name="T9">flag</text:span><text:span text:style-name="T50"> </text:span><text:span text:style-name="T93">(1/0 </text:span><text:span text:style-name="T50">if </text:span><text:span text:style-name="T93">the </text:span><text:span text:style-name="T50">field </text:span><text:span text:style-name="T93">will/won</text:span><text:span text:style-name="T75">’t be </text:span><text:span text:style-name="T85">observable</text:span><text:span text:style-name="T93"> in the remaining time)</text:span><text:span text:style-name="T50"> </text:span></text:p>
      <text:p text:style-name="P99"/>
      <text:p text:style-name="P38"><text:span text:style-name="T55">status codes:</text:span><text:span text:style-name="T73"> </text:span></text:p>
      <text:p text:style-name="P68"><text:span text:style-name="T55">too_late <text:s/></text:span><text:span text:style-name="T73">: </text:span><text:span text:style-name="T80">observable, but not enough time for</text:span><text:span text:style-name="T73"> remaining required exposures</text:span></text:p>
      <text:p text:style-name="P70"><text:span text:style-name="T55">not_doable:</text:span><text:span text:style-name="T73"> </text:span><text:span text:style-name="T77">observations are not longer possible of this field</text:span></text:p>
      <text:p text:style-name="P69"><text:span text:style-name="T55">ready</text:span><text:span text:style-name="T73"> <text:s text:c="4"/>: the field can be observed now</text:span></text:p>
      <text:p text:style-name="P69"><text:span text:style-name="T55">do_now</text:span><text:span text:style-name="T73"> <text:s text:c="3"/>: the field can be observed and is of highest priority</text:span></text:p>
      <text:p text:style-name="P87"/>
      <text:p text:style-name="P84"><text:change-end text:change-id="ct94213893614592"/><text:change text:change-id="ct94213893634624"/><text:change text:change-id="ct94213893634384"/><text:change text:change-id="ct94213893634144"/><text:change text:change-id="ct94213893633904"/><text:change text:change-id="ct94213893633664"/><text:change text:change-id="ct94213893633424"/><text:change text:change-id="ct94213893633184"/><text:change text:change-id="ct94213893632944"/><text:change text:change-id="ct94213893632704"/><text:change text:change-id="ct94213893632464"/><text:change text:change-id="ct94213893632224"/><text:change text:change-id="ct94213893631984"/><text:change text:change-id="ct94213893631744"/><text:change text:change-id="ct94213893631504"/><text:change text:change-id="ct94213893631264"/><text:change text:change-id="ct94213893631024"/><text:change text:change-id="ct94213893630784"/><text:change text:change-id="ct94213893630544"/><text:change text:change-id="ct94213893630304"/><text:change text:change-id="ct94213893630064"/><text:change text:change-id="ct94213893629824"/><text:change text:change-id="ct94213893629584"/><text:change text:change-id="ct94213893629344"/><text:change text:change-id="ct94213893629104"/><text:change text:change-id="ct94213893628864"/><text:change text:change-id="ct94213893628624"/><text:change text:change-id="ct94213893628144"/><text:change text:change-id="ct94213893627424"/><text:change text:change-id="ct94213893627184"/><text:change text:change-id="ct94213893626944"/><text:change text:change-id="ct94213893626704"/><text:change text:change-id="ct94213893626464"/><text:change text:change-id="ct94213893626224"/><text:change text:change-id="ct94213893625984"/><text:change text:change-id="ct94213893625744"/><text:change text:change-id="ct94213893625504"/><text:change text:change-id="ct94213893625264"/><text:change text:change-id="ct94213893625024"/><text:change text:change-id="ct94213893624784"/><text:change text:change-id="ct94213893624544"/><text:change text:change-id="ct94213893624304"/><text:change text:change-id="ct94213893624064"/><text:change text:change-id="ct94213893623824"/><text:change text:change-id="ct94213893623584"/><text:change text:change-id="ct94213893623344"/><text:change text:change-id="ct94213893621888"/><text:change text:change-id="ct94213893621648"/><text:change text:change-id="ct94213893621408"/><text:change text:change-id="ct94213893621168"/><text:change text:change-id="ct94213893610336"/><text:change text:change-id="ct94213893603248"/><text:change text:change-id="ct94213893589136"/><text:change text:change-id="ct94213893613088"/><text:change text:change-id="ct94213893617104"/><text:change-start text:change-id="ct94213893735280"/>Selection Algorithm</text:p>
      <text:p text:style-name="P90"/>
      <text:p text:style-name="P10"><text:span text:style-name="T2">init_fields</text:span><text:span text:style-name="T23"> </text:span><text:span text:style-name="T34">(start of </text:span><text:span text:style-name="T33">night</text:span><text:span text:style-name="T34">)</text:span><text:span text:style-name="T2">:</text:span></text:p>
      <text:p text:style-name="P97"/>
      <text:p text:style-name="P36"><text:span text:style-name="T54">Initialize</text:span> field descriptors for every observation.</text:p>
      <text:p text:style-name="P37">Set n_observable <text:span text:style-name="T51">to number of doable fields.</text:span></text:p>
      <text:p text:style-name="P100"><text:s/></text:p>
      <text:p text:style-name="P14"><text:span text:style-name="T2">get_next_field </text:span><text:span text:style-name="T23">(each time a new observation is made):</text:span></text:p>
      <text:p text:style-name="P93"/>
      <text:p text:style-name="P52">Loop through the field descriptors of every planned observation in two passes. </text:p>
      <text:p text:style-name="P44"/>
      <text:p text:style-name="P101">Pass 1:</text:p>
      <text:p text:style-name="P101"/>
      <text:p text:style-name="P102">update_field_status:</text:p>
      <text:p text:style-name="P89"><text:soft-page-break/><text:s/></text:p>
      <text:p text:style-name="P45"><text:s text:c="4"/>Set doable_flag=0 and status_code <text:span text:style-name="T98">t</text:span>o <text:span text:style-name="T73">“</text:span>not_doable<text:span text:style-name="T73">” for all fields satisfying any of the following:</text:span></text:p>
      <text:p text:style-name="P106"/>
      <text:p text:style-name="P106"><text:s text:c="4"/>-now completed (n_done = n_required)</text:p>
      <text:p text:style-name="P106"><text:s text:c="4"/>-outside observing limits</text:p>
      <text:p text:style-name="P106"><text:s text:c="4"/>-not ready to be re-exposed</text:p>
      <text:p text:style-name="P106"><text:s text:c="4"/></text:p>
      <text:p text:style-name="P114"><text:span text:style-name="T45">Evaluate parameters to be used to select the next field:</text:span></text:p>
      <text:p text:style-name="P102"/>
      <text:p text:style-name="P62"><text:span text:style-name="T98">Indices of e</text:span>arliest <text:span text:style-name="T94">doable </text:span>fields meeting <text:span text:style-name="T98">specific</text:span> criteria:</text:p>
      <text:p text:style-name="P115"/>
      <text:p text:style-name="P64"><text:span text:style-name="T23">Field Index <text:s text:c="9"/></text:span><text:span text:style-name="T39">Field </text:span><text:span text:style-name="T23">Criterion <text:s text:c="19"/></text:span></text:p>
      <text:p text:style-name="P67"><text:span text:style-name="T2">i_min_do_now</text:span><text:span text:style-name="T23"> <text:s text:c="8"/>sky fields with do-now status</text:span></text:p>
      <text:p text:style-name="P67"><text:span text:style-name="T2">i_min_dark</text:span><text:span text:style-name="T23"> <text:s text:c="10"/>dark fields with do-now status</text:span></text:p>
      <text:p text:style-name="P67"><text:span text:style-name="T2">i_min_flat</text:span><text:span text:style-name="T23"> <text:s text:c="10"/>dome or sky flat</text:span></text:p>
      <text:p text:style-name="P116"/>
      <text:p text:style-name="P63"><text:span text:style-name="T98">T</text:span>allies of <text:span text:style-name="T95">doable </text:span>fields meeting <text:span text:style-name="T98">specific</text:span> criteria:</text:p>
      <text:p text:style-name="P116"/>
      <text:p text:style-name="P58"><text:span text:style-name="T87">Tally </text:span><text:span text:style-name="T89">Name</text:span><text:span text:style-name="T87"> <text:s text:c="3"/></text:span><text:span text:style-name="T86"><text:s text:c="7"/></text:span><text:span text:style-name="T90">Field </text:span><text:span text:style-name="T86">Criterion <text:s text:c="19"/></text:span></text:p>
      <text:p text:style-name="P65"><text:span text:style-name="T2">n_</text:span><text:span text:style-name="T16">ready</text:span><text:span text:style-name="T2">_</text:span><text:span text:style-name="T17">must_do</text:span><text:span text:style-name="T23"> <text:s text:c="5"/></text:span><text:span text:style-name="T35">ready status, must-do </text:span><text:span text:style-name="T45">survey </text:span><text:span text:style-name="T35">code </text:span></text:p>
      <text:p text:style-name="P57"><text:span text:style-name="T2">n_late_must_do</text:span><text:span text:style-name="T23"> <text:s text:c="6"/>too-late status, </text:span><text:span text:style-name="T36">must-do code</text:span></text:p>
      <text:p text:style-name="P60"><text:span text:style-name="T16">n_ready</text:span><text:span text:style-name="T35"> <text:s text:c="13"/>ready status, not must-do code</text:span></text:p>
      <text:p text:style-name="P61"><text:span text:style-name="T16">n_do_now</text:span><text:span text:style-name="T23"> <text:s text:c="12"/>do-now status, </text:span><text:span text:style-name="T45">any</text:span><text:span text:style-name="T36"> survey code</text:span></text:p>
      <text:p text:style-name="P56"><text:span text:style-name="T2">n_late</text:span><text:span text:style-name="T23"> <text:s text:c="14"/>too-late status</text:span></text:p>
      <text:p text:style-name="P121"/>
      <text:p text:style-name="P120"><text:span text:style-name="T98">M</text:span>inimum values <text:span text:style-name="T98">for parameters of</text:span> fields meeting specific criteria</text:p>
      <text:p text:style-name="P118"/>
      <text:p text:style-name="P59"><text:span text:style-name="T88">Minimum </text:span><text:span text:style-name="T89">Name </text:span><text:span text:style-name="T87"><text:s text:c="5"/></text:span><text:span text:style-name="T86"><text:s text:c="3"/></text:span><text:span text:style-name="T90">Field Parameter</text:span><text:span text:style-name="T86"> <text:s text:c="2"/></text:span><text:span text:style-name="T91">F</text:span><text:span text:style-name="T90">ield </text:span><text:span text:style-name="T88">Criterion</text:span><text:span text:style-name="T86"> <text:s text:c="11"/></text:span></text:p>
      <text:p text:style-name="P66"><text:span text:style-name="T2">n_left_min_</text:span><text:span text:style-name="T17">must_do</text:span><text:span text:style-name="T23"> <text:s/></text:span><text:span text:style-name="T35"><text:s/>n_remaining <text:s text:c="6"/>ready status, must-do </text:span><text:span text:style-name="T39">code</text:span></text:p>
      <text:p text:style-name="P61"><text:span text:style-name="T16">n_left_min</text:span><text:span text:style-name="T35"> <text:s text:c="10"/>n</text:span><text:span text:style-name="T39">_r</text:span><text:span text:style-name="T35">emaining <text:s text:c="6"/>ready status, not must-</text:span><text:span text:style-name="T39">do code</text:span></text:p>
      <text:p text:style-name="P119"/>
      <text:p text:style-name="P117"/>
      <text:p text:style-name="P43"><text:span text:style-name="T2">Pass 2</text:span><text:span text:style-name="T23">:</text:span></text:p>
      <text:p text:style-name="P103"/>
      <text:p text:style-name="P51"><text:span text:style-name="T23">Consider each of following criteria (in order) until one is found with matching doable fields. </text:span><text:span text:style-name="T45">Select the next field to observe from those matches. </text:span><text:span text:style-name="T41">For criteria </text:span><text:span text:style-name="T42">3, 4, and</text:span><text:span text:style-name="T41"> 5, select</text:span><text:span text:style-name="T23"> the</text:span><text:span text:style-name="T40"> field </text:span><text:span text:style-name="T45">that appears earliest in the</text:span><text:span text:style-name="T40"> obsplan. </text:span><text:span text:style-name="T41">For criteria </text:span><text:span text:style-name="T42">1, 2 and </text:span><text:span text:style-name="T41">7, choose the field with the </text:span><text:span text:style-name="T43">least</text:span><text:span text:style-name="T41"> time_left. </text:span><text:span text:style-name="T43">For criteria 8, choose the field with the most time left assuming (and exceeding 0). </text:span></text:p>
      <text:p text:style-name="P103"/>
      <text:p text:style-name="P46"><text:span text:style-name="T23">criterion 1: </text:span><text:span text:style-name="T18">status = </text:span><text:span text:style-name="T56">“ready” and survey_code = “must-do”</text:span></text:p>
      <text:p text:style-name="P104"/>
      <text:p text:style-name="P46"><text:span text:style-name="T63">C</text:span><text:span text:style-name="T23">riterion 2: </text:span><text:span text:style-name="T18">status = </text:span><text:span text:style-name="T56">“</text:span><text:span text:style-name="T55">too_late</text:span><text:span text:style-name="T56">” and survey_code = “must-do”</text:span><text:span text:style-name="T99">1</text:span></text:p>
      <text:p text:style-name="P107"/>
      <text:p text:style-name="P40"><text:span text:style-name="T96">Criterion 3: </text:span><text:span text:style-name="T19">status=</text:span><text:span text:style-name="T57">”do_now” and </text:span><text:span text:style-name="T58">shutter_code </text:span><text:span text:style-name="T59">=</text:span><text:span text:style-name="T58"> </text:span><text:span text:style-name="T57">dome, evening, or morning flat</text:span></text:p>
      <text:p text:style-name="P109"/>
      <text:p text:style-name="P40"><text:span text:style-name="T96">Criterion 4: </text:span><text:span text:style-name="T19">status=</text:span><text:span text:style-name="T57">”do_now” and </text:span><text:span text:style-name="T58">shutter</text:span><text:span text:style-name="T57">_code </text:span><text:span text:style-name="T59">=</text:span><text:span text:style-name="T57"> dark</text:span></text:p>
      <text:p text:style-name="P42"><text:change-end text:change-id="ct94213893735280"/></text:p>
      <text:p text:style-name="P41"><text:change-start text:change-id="ct94213893766960"/><text:span text:style-name="T96">Criterion </text:span><text:span text:style-name="T97">5</text:span><text:span text:style-name="T96">: </text:span><text:span text:style-name="T19">status=</text:span><text:span text:style-name="T57">”do_now” <text:s/></text:span><text:span text:style-name="T58">and not (dark or flat)</text:span></text:p>
      <text:p text:style-name="P110"/>
      <text:p text:style-name="P49"><text:span text:style-name="T76">C</text:span><text:span text:style-name="T73">riterion 6: </text:span><text:span text:style-name="T55">doable</text:span><text:span text:style-name="T73"> and paired with previously observed field</text:span><text:span text:style-name="T101">1,2</text:span><text:span text:style-name="T73"> </text:span></text:p>
      <text:p text:style-name="P105"/>
      <text:p text:style-name="P47"><text:span text:style-name="T23">criterion </text:span><text:span text:style-name="T41">7</text:span><text:span text:style-name="T23">: </text:span><text:span text:style-name="T18">status = </text:span><text:span text:style-name="T56">“ready” and survey_code </text:span><text:span text:style-name="T60">not</text:span><text:span text:style-name="T56"> “must-do”</text:span></text:p>
      <text:p text:style-name="P111"/>
      <text:p text:style-name="P48"><text:span text:style-name="T67">criterion </text:span><text:span text:style-name="T70">8</text:span><text:span text:style-name="T67">: </text:span><text:span text:style-name="T56">status = “</text:span><text:span text:style-name="T61">too_late</text:span><text:span text:style-name="T56">” and survey_code </text:span><text:span text:style-name="T62">not </text:span><text:span text:style-name="T56">“must-do”</text:span><text:span text:style-name="T100">1</text:span></text:p>
      <text:p text:style-name="P112"/>
      <text:p text:style-name="P113"><text:soft-page-break/><text:span text:style-name="T2">Notes</text:span>: </text:p>
      <text:p text:style-name="P53"><text:span text:style-name="T78"><text:s text:c="2"/>1.</text:span><text:span text:style-name="T65"> </text:span><text:span text:style-name="T72">the considered</text:span><text:span text:style-name="T71"> field</text:span><text:span text:style-name="T72">s</text:span><text:span text:style-name="T71"> will have </text:span><text:span text:style-name="T72">their</text:span><text:span text:style-name="T69"> exposure</text:span><text:span text:style-name="T66"> </text:span><text:span text:style-name="T68">interval </text:span><text:span text:style-name="T69">shortened so</text:span><text:span text:style-name="T66"> </text:span><text:span text:style-name="T69">that </text:span><text:span text:style-name="T68">completion_time = time_up </text:span><text:span text:style-name="T71">(all remaining exposures become observable)</text:span></text:p>
      <text:p text:style-name="P108"/>
      <text:p text:style-name="P50"><text:span text:style-name="T78"><text:s text:c="2"/>2.paired fields are consec</text:span><text:span text:style-name="T79">ut</text:span><text:span text:style-name="T78">ive fields </text:span><text:span text:style-name="T79">in</text:span><text:span text:style-name="T78"> the obsplan that are both sky exposures (shutter code “Y” ) and for which the separation in the sky parallel to the equator is less than a fixed interval (RA_STEP0 = <text:s/>0.05 deg). This is meant to fill the gaps between CCDs in the LSQ camera.</text:span></text:p>
      <text:p text:style-name="P110"><text:change-end text:change-id="ct94213893766960"/><text:change-start text:change-id="ct94213893768592"/></text:p>
      <text:p text:style-name="P110"><text:s text:c="2"/><text:change-end text:change-id="ct94213893768592"/></text:p>
      <text:p text:style-name="P91"><text:change text:change-id="ct94213893763088"/><text:change text:change-id="ct94213893762368"/><text:change text:change-id="ct94213893752064"/></text:p>
      <text:p text:style-name="P92"><text:change-start text:change-id="ct94213927616576"/><text:span text:style-name="T44">4</text:span><text:change-end text:change-id="ct94213927616576"/><text:change-start text:change-id="ct94213893764240"/><text:span text:style-name="T32">.</text:span><text:span text:style-name="T11"> Observ</text:span><text:span text:style-name="T20">ing Cadence</text:span><text:change-end text:change-id="ct94213893764240"/><text:change text:change-id="ct94213893764544"/></text:p>
      <text:p text:style-name="Preformatted_20_Text"/>
      <text:p text:style-name="Preformatted_20_Text"><text:change text:change-id="ct94213893758416"/>The cadence of the observations depends on the staging of 4 key <text:change text:change-id="ct94213893758816"/>operations:</text:p>
      <text:p text:style-name="Preformatted_20_Text"/>
      <text:p text:style-name="P20">(1) exposure time (time shutter is open).<text:change-start text:change-id="ct94213893426592"/></text:p>
      <text:p text:style-name="P19"><text:change-end text:change-id="ct94213893426592"/></text:p>
      <text:p text:style-name="P19">(2) image readout time (~20 sec for dual-amp readout, ~40 sec for <text:change text:change-id="ct94213893773264"/>single-amp readout).<text:change-start text:change-id="ct94213893774192"/></text:p>
      <text:p text:style-name="P19"><text:change-end text:change-id="ct94213893774192"/></text:p>
      <text:p text:style-name="P19">(3) transfer time of the image data from the controllers to the <text:change text:change-id="ct94213893775360"/>host computer (~5 sec).<text:change-start text:change-id="ct94213893776288"/></text:p>
      <text:p text:style-name="P19"><text:change-end text:change-id="ct94213893776288"/></text:p>
      <text:p text:style-name="P19">(4) the time to <text:change text:change-id="ct94213938847424"/><text:change-start text:change-id="ct94213935402576"/><text:span text:style-name="T107">re</text:span><text:change-end text:change-id="ct94213935402576"/>position the telescope and dome for the <text:change text:change-id="ct94213893435440"/>next<text:change text:change-id="ct94213893796848"/><text:change-start text:change-id="ct94213893794800"/> <text:change-end text:change-id="ct94213893794800"/>observation (<text:change text:change-id="ct94213845293840"/><text:change-start text:change-id="ct94213937847136"/><text:span text:style-name="T107">~</text:span><text:change-end text:change-id="ct94213937847136"/> 20 sec).</text:p>
      <text:p text:style-name="Preformatted_20_Text"/>
      <text:p text:style-name="P125"><text:change text:change-id="ct94213893794560"/><text:change-start text:change-id="ct94213893792512"/></text:p>
      <text:p text:style-name="P3">Three cadences are possible, but only cadence 1 <text:span text:style-name="T107">has been fully implemented</text:span>.</text:p>
      <text:p text:style-name="P3"/>
      <text:p text:style-name="P7"><text:change-end text:change-id="ct94213893792512"/><text:change-start text:change-id="ct94213893785696"/><text:span text:style-name="T2">ca</text:span><text:change-end text:change-id="ct94213893785696"/><text:change text:change-id="ct94213893786656"/><text:change-start text:change-id="ct94213893787088"/><text:span text:style-name="T2">dence 1. linear staging</text:span><text:change-end text:change-id="ct94213893787088"/></text:p>
      <text:p text:style-name="P72"><text:change-start text:change-id="ct94213893788704"/></text:p>
      <text:p text:style-name="Preformatted_20_Text"><text:s text:c="2"/><text:change-end text:change-id="ct94213893788704"/>The simplest way to stage the operations is one at a time. </text:p>
      <text:p text:style-name="P72"/>
      <text:p text:style-name="P72"><text:change text:change-id="ct94213893790320"/><text:change-start text:change-id="ct94213893790560"/><text:s text:c="5"/><text:change-end text:change-id="ct94213893790560"/>expose -&gt; readout -&gt; transfer -&gt; slew -&gt; ....</text:p>
      <text:p text:style-name="P71"/>
      <text:p text:style-name="P1"><text:change text:change-id="ct94213893780240"/><text:change-start text:change-id="ct94213893780480"/>cadence 2. Parallel slew<text:change-end text:change-id="ct94213893780480"/></text:p>
      <text:p text:style-name="Preformatted_20_Text"/>
      <text:p text:style-name="Preformatted_20_Text"><text:change-start text:change-id="ct94213893782096"/><text:s text:c="2"/><text:change-end text:change-id="ct94213893782096"/><text:change-start text:change-id="ct94213893452096"/><text:s/><text:change-end text:change-id="ct94213893452096"/>A faster cadence is achieved by<text:change text:change-id="ct94213935209392"/> staging the telescope slew <text:change text:change-id="ct94213893783584"/><text:change text:change-id="ct94213893456864"/><text:change-start text:change-id="ct94213845235744"/><text:span text:style-name="T107">in parallel with </text:span><text:change-end text:change-id="ct94213845235744"/><text:change text:change-id="ct94213842445488"/><text:change text:change-id="ct94213937654576"/>the image readout<text:change text:change-id="ct94213844516928"/><text:change-start text:change-id="ct94213843890272"/> <text:change-end text:change-id="ct94213843890272"/>and transfer<text:change-start text:change-id="ct94213845287696"/> <text:change-end text:change-id="ct94213845287696"/>:</text:p>
      <text:p text:style-name="Preformatted_20_Text"/>
      <text:p text:style-name="Preformatted_20_Text"><text:change-start text:change-id="ct94213893785440"/><text:s text:c="5"/><text:change-end text:change-id="ct94213893785440"/>expose -&gt; readout -&gt; transfer -&gt; exposure -&gt; readout -&gt; transfer -&gt; ...</text:p>
      <text:p text:style-name="Preformatted_20_Text"><text:s text:c="3"/><text:change-start text:change-id="ct94213893797776"/><text:s text:c="12"/><text:change-end text:change-id="ct94213893797776"/>slew <text:change-start text:change-id="ct94213937191440"/>--------------<text:change-end text:change-id="ct94213937191440"/><text:change-start text:change-id="ct94213893798016"/> <text:s text:c="15"/><text:change-end text:change-id="ct94213893798016"/>slew<text:change-start text:change-id="ct94213937912384"/> --------------<text:change-end text:change-id="ct94213937912384"/></text:p>
      <text:p text:style-name="P1"><text:change-start text:change-id="ct94213893799632"/></text:p>
      <text:p text:style-name="P1"><text:change-end text:change-id="ct94213893799632"/><text:change text:change-id="ct94213893799872"/><text:change-start text:change-id="ct94213893800112"/>cadence 3. Parallel slew and transfer<text:change-end text:change-id="ct94213893800112"/></text:p>
      <text:p text:style-name="Preformatted_20_Text"/>
      <text:p text:style-name="Preformatted_20_Text"><text:s text:c="4"/>The <text:s/>optimal cadence is achieved by parallel staging <text:change-start text:change-id="ct94213937002752"/><text:span text:style-name="T107">both </text:span><text:change-end text:change-id="ct94213937002752"/>sle<text:change-start text:change-id="ct94213939083248"/><text:span text:style-name="T107">w</text:span> <text:change-end text:change-id="ct94213939083248"/><text:change text:change-id="ct94213927998592"/><text:change-start text:change-id="ct94213938957056"/><text:span text:style-name="T107">and</text:span><text:change-end text:change-id="ct94213938957056"/><text:change text:change-id="ct94213845913648"/><text:change-start text:change-id="ct94213937912144"/> <text:change-end text:change-id="ct94213937912144"/>transfer<text:change text:change-id="ct94213937276672"/><text:change-start text:change-id="ct94213939567248"/> <text:change-end text:change-id="ct94213939567248"/>with readout and expose. This is possible because the camera controllers<text:change text:change-id="ct94213845243664"/><text:change-start text:change-id="ct94213834253312"/> <text:change-end text:change-id="ct94213834253312"/>have multiple buffers in memory allowing <text:change text:change-id="ct94213937047280"/>transfer of previously read<text:change text:change-id="ct94213938983584"/><text:change-start text:change-id="ct94213842443920"/> <text:change-end text:change-id="ct94213842443920"/>image data while new data are being<text:change-start text:change-id="ct94213937144816"/> <text:span text:style-name="T107">exposed and</text:span><text:change-end text:change-id="ct94213937144816"/><text:change text:change-id="ct94213845314192"/><text:change-start text:change-id="ct94213933387520"/> <text:change-end text:change-id="ct94213933387520"/>read out:</text:p>
      <text:p text:style-name="Preformatted_20_Text"/>
      <text:p text:style-name="Preformatted_20_Text"><text:change-start text:change-id="ct94213893805168"/><text:s text:c="5"/><text:change-end text:change-id="ct94213893805168"/>expose -&gt; readout -&gt; expose <text:change text:change-id="ct94213937534800"/>-&gt; readout -&gt; expose -&gt; readout -&gt; ...</text:p>
      <text:p text:style-name="P83"><text:s text:c="3"/><text:change-start text:change-id="ct94213893806096"/><text:s text:c="12"/><text:change-end text:change-id="ct94213893806096"/>slew <text:change text:change-id="ct94213935770672"/><text:change-start text:change-id="ct94213845311488"/>-----<text:change-end text:change-id="ct94213845311488"/> <text:s text:c="2"/><text:change text:change-id="ct94213893806576"/><text:change-start text:change-id="ct94213893806816"/><text:s/><text:change-end text:change-id="ct94213893806816"/><text:change text:change-id="ct94213937001040"/><text:s/><text:change-start text:change-id="ct94213893807056"/><text:s text:c="6"/><text:change-end text:change-id="ct94213893807056"/><text:change-start text:change-id="ct94213939682144"/>slew ----<text:change-end text:change-id="ct94213939682144"/><text:change text:change-id="ct94213845103712"/><text:change-start text:change-id="ct94213938037312"/> <text:s text:c="11"/><text:span text:style-name="T107">slew -----</text:span> <text:s text:c="10"/><text:change-end text:change-id="ct94213938037312"/><text:s/><text:change text:change-id="ct94213939066144"/></text:p>
      <text:p text:style-name="P83"><text:change-start text:change-id="ct94213845330928"/><text:s text:c="5"/>transfer-----------<text:change-end text:change-id="ct94213845330928"/><text:change-start text:change-id="ct94213938122944"/>- transfer-------<text:change-end text:change-id="ct94213938122944"/><text:change-start text:change-id="ct94213927892480"/>----- transfer--------------<text:change-end text:change-id="ct94213927892480"/></text:p>
      <text:p text:style-name="Preformatted_20_Text"><text:change text:change-id="ct94213893808912"/><text:change text:change-id="ct94213893808672"/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9T10:34:30.031208941</dc:date>
    <meta:editing-duration>PT2H5M51S</meta:editing-duration>
    <meta:editing-cycles>27</meta:editing-cycles>
    <meta:generator>LibreOffice/7.1.8.1$Linux_X86_64 LibreOffice_project/10$Build-1</meta:generator>
    <meta:document-statistic meta:table-count="0" meta:image-count="0" meta:object-count="0" meta:page-count="5" meta:paragraph-count="151" meta:word-count="1293" meta:character-count="8713" meta:non-whitespace-character-count="7069"/>
  </office:meta>
</office:document-meta>
</file>